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bullet text:level="1" text:style-name="WW_CharLFO16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39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39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39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39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39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39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39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39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ální" style:master-page-name="MPF0" style:family="paragraph">
      <style:paragraph-properties/>
      <style:text-properties fo:color="#FF0000"/>
    </style:style>
    <style:style style:name="P11" style:parent-style-name="Normální" style:family="paragraph">
      <style:paragraph-properties fo:margin-left="3.7472in" fo:text-indent="0.1972in">
        <style:tab-stops/>
      </style:paragraph-properties>
    </style:style>
    <style:style style:name="P12" style:parent-style-name="Nadpis1" style:family="paragraph">
      <style:paragraph-properties fo:text-align="center"/>
    </style:style>
    <style:style style:name="P13" style:parent-style-name="Normální" style:family="paragraph">
      <style:paragraph-properties fo:text-align="justify"/>
    </style:style>
    <style:style style:name="P14" style:parent-style-name="Základnítext" style:family="paragraph">
      <style:paragraph-properties fo:margin-left="0.2958in" fo:text-indent="-0.2958in">
        <style:tab-stops/>
      </style:paragraph-properties>
    </style:style>
    <style:style style:name="P15" style:parent-style-name="Odstavecseseznamem" style:family="paragraph">
      <style:paragraph-properties fo:text-align="justify"/>
      <style:text-properties fo:font-weight="bold" style:font-weight-asian="bold"/>
    </style:style>
    <style:style style:name="P16" style:parent-style-name="Odstavecseseznamem" style:family="paragraph">
      <style:paragraph-properties fo:text-align="justify"/>
    </style:style>
    <style:style style:name="P17" style:parent-style-name="Odstavecseseznamem" style:family="paragraph">
      <style:paragraph-properties fo:text-align="justify"/>
    </style:style>
    <style:style style:name="P18" style:parent-style-name="Odstavecseseznamem" style:family="paragraph">
      <style:paragraph-properties fo:text-align="justify"/>
    </style:style>
    <style:style style:name="T19" style:parent-style-name="Standardnípísmoodstavce" style:family="text">
      <style:text-properties fo:font-weight="bold" style:font-weight-asian="bold"/>
    </style:style>
    <style:style style:name="P20" style:parent-style-name="Odstavecseseznamem" style:family="paragraph">
      <style:paragraph-properties fo:text-align="justify"/>
    </style:style>
    <style:style style:name="P21" style:parent-style-name="Normální" style:family="paragraph">
      <style:paragraph-properties fo:break-before="page"/>
    </style:style>
    <style:style style:name="P22" style:parent-style-name="Základnítext" style:family="paragraph">
      <style:paragraph-properties fo:margin-bottom="0in"/>
      <style:text-properties fo:font-weight="bold" style:font-weight-asian="bold"/>
    </style:style>
    <style:style style:name="P23" style:parent-style-name="Základnítext" style:family="paragraph">
      <style:paragraph-properties fo:margin-top="0in" fo:margin-left="0.4916in">
        <style:tab-stops/>
      </style:paragraph-properties>
    </style:style>
    <style:style style:name="P24" style:parent-style-name="Základnítext" style:family="paragraph">
      <style:paragraph-properties fo:margin-bottom="0in"/>
    </style:style>
    <style:style style:name="T25" style:parent-style-name="Standardnípísmoodstavce" style:family="text">
      <style:text-properties fo:font-weight="bold" style:font-weight-asian="bold"/>
    </style:style>
    <style:style style:name="P26" style:parent-style-name="Odstavecseseznamem" style:family="paragraph">
      <style:paragraph-properties fo:text-align="justify"/>
    </style:style>
    <style:style style:name="P27" style:parent-style-name="Základnítext" style:family="paragraph">
      <style:paragraph-properties fo:margin-bottom="0in"/>
    </style:style>
    <style:style style:name="T28" style:parent-style-name="Standardnípísmoodstavce" style:family="text">
      <style:text-properties fo:font-weight="bold" style:font-weight-asian="bold"/>
    </style:style>
    <style:style style:name="P29" style:parent-style-name="Základnítext" style:family="paragraph">
      <style:paragraph-properties fo:margin-top="0in" fo:margin-left="0.5in">
        <style:tab-stops/>
      </style:paragraph-properties>
    </style:style>
    <style:style style:name="P30" style:parent-style-name="Základnítext" style:family="paragraph">
      <style:paragraph-properties fo:margin-bottom="0in"/>
    </style:style>
    <style:style style:name="T31" style:parent-style-name="Standardnípísmoodstavce" style:family="text">
      <style:text-properties fo:font-weight="bold" style:font-weight-asian="bold"/>
    </style:style>
    <style:style style:name="P32" style:parent-style-name="Základnítext" style:family="paragraph">
      <style:paragraph-properties fo:margin-top="0in" fo:margin-left="0.5in">
        <style:tab-stops/>
      </style:paragraph-properties>
    </style:style>
    <style:style style:name="P33" style:parent-style-name="Základnítext" style:family="paragraph">
      <style:paragraph-properties fo:margin-bottom="0in"/>
    </style:style>
    <style:style style:name="T34" style:parent-style-name="Standardnípísmoodstavce" style:family="text">
      <style:text-properties fo:font-weight="bold" style:font-weight-asian="bold"/>
    </style:style>
    <style:style style:name="P35" style:parent-style-name="Základnítext" style:family="paragraph">
      <style:paragraph-properties fo:margin-top="0in" fo:margin-left="0.5in">
        <style:tab-stops/>
      </style:paragraph-properties>
    </style:style>
    <style:style style:name="P36" style:parent-style-name="Základnítext" style:family="paragraph">
      <style:paragraph-properties fo:margin-bottom="0in"/>
    </style:style>
    <style:style style:name="T37" style:parent-style-name="Standardnípísmoodstavce" style:family="text">
      <style:text-properties fo:font-weight="bold" style:font-weight-asian="bold"/>
    </style:style>
    <style:style style:name="P38" style:parent-style-name="Základnítext" style:family="paragraph">
      <style:paragraph-properties fo:margin-top="0in" fo:margin-left="0.5in">
        <style:tab-stops/>
      </style:paragraph-properties>
    </style:style>
    <style:style style:name="P39" style:parent-style-name="Základnítext" style:family="paragraph">
      <style:paragraph-properties fo:margin-bottom="0in"/>
    </style:style>
    <style:style style:name="T40" style:parent-style-name="Standardnípísmoodstavce" style:family="text">
      <style:text-properties fo:font-weight="bold" style:font-weight-asian="bold"/>
    </style:style>
    <style:style style:name="P41" style:parent-style-name="Základnítext" style:family="paragraph">
      <style:paragraph-properties fo:margin-top="0in" fo:margin-left="0.5in">
        <style:tab-stops/>
      </style:paragraph-properties>
    </style:style>
    <style:style style:name="T42" style:parent-style-name="Standardnípísmoodstavce" style:family="text">
      <style:text-properties fo:background-color="#000000"/>
    </style:style>
    <style:style style:name="P43" style:parent-style-name="Základnítext" style:family="paragraph">
      <style:paragraph-properties fo:margin-bottom="0in"/>
      <style:text-properties fo:font-weight="bold" style:font-weight-asian="bold"/>
    </style:style>
    <style:style style:name="P44" style:parent-style-name="Základnítext" style:family="paragraph">
      <style:paragraph-properties fo:margin-top="0in" fo:margin-left="0.5in">
        <style:tab-stops/>
      </style:paragraph-properties>
    </style:style>
    <style:style style:name="P45" style:parent-style-name="Základnítext" style:family="paragraph">
      <style:paragraph-properties fo:margin-left="0.2958in" fo:text-indent="-0.2958in">
        <style:tab-stops/>
      </style:paragraph-properties>
    </style:style>
    <style:style style:name="P46" style:parent-style-name="Odstavecseseznamem" style:family="paragraph">
      <style:paragraph-properties fo:text-align="justify"/>
    </style:style>
    <style:style style:name="T47" style:parent-style-name="Standardnípísmoodstavce" style:family="text">
      <style:text-properties fo:font-weight="bold" style:font-weight-asian="bold"/>
    </style:style>
    <style:style style:name="P48" style:parent-style-name="Odstavecseseznamem" style:family="paragraph">
      <style:paragraph-properties fo:text-align="justify"/>
    </style:style>
    <style:style style:name="P49" style:parent-style-name="Odstavecseseznamem" style:family="paragraph">
      <style:paragraph-properties fo:text-align="justify" fo:line-height="115%"/>
      <style:text-properties fo:font-weight="bold" style:font-weight-asian="bold"/>
    </style:style>
    <style:style style:name="P50" style:parent-style-name="Odstavecseseznamem" style:family="paragraph">
      <style:paragraph-properties fo:text-align="justify" fo:line-height="115%"/>
    </style:style>
    <style:style style:name="P51" style:parent-style-name="Odstavecseseznamem" style:family="paragraph">
      <style:text-properties fo:font-weight="bold" style:font-weight-asian="bold"/>
    </style:style>
    <style:style style:name="P52" style:parent-style-name="Odstavecseseznamem" style:family="paragraph">
      <style:paragraph-properties fo:text-align="justify"/>
    </style:style>
    <style:style style:name="T53" style:parent-style-name="Standardnípísmoodstavce" style:family="text">
      <style:text-properties fo:font-weight="bold" style:font-weight-asian="bold"/>
    </style:style>
    <style:style style:name="P54" style:parent-style-name="Odstavecseseznamem" style:family="paragraph">
      <style:paragraph-properties fo:text-align="justify"/>
    </style:style>
    <style:style style:name="T55" style:parent-style-name="Standardnípísmoodstavce" style:family="text">
      <style:text-properties fo:font-weight="bold" style:font-weight-asian="bold"/>
    </style:style>
    <style:style style:name="P56" style:parent-style-name="Odstavecseseznamem" style:family="paragraph">
      <style:paragraph-properties fo:text-align="justify"/>
    </style:style>
    <style:style style:name="P57" style:parent-style-name="Odstavecseseznamem" style:family="paragraph">
      <style:paragraph-properties fo:text-align="justify" fo:line-height="115%"/>
    </style:style>
    <style:style style:name="T58" style:parent-style-name="Standardnípísmoodstavce" style:family="text">
      <style:text-properties fo:font-weight="bold" style:font-weight-asian="bold"/>
    </style:style>
    <style:style style:name="T59" style:parent-style-name="Standardnípísmoodstavce" style:family="text">
      <style:text-properties fo:font-weight="bold" style:font-weight-asian="bold"/>
    </style:style>
    <style:style style:name="P60" style:parent-style-name="Odstavecseseznamem" style:family="paragraph">
      <style:paragraph-properties fo:text-align="justify" fo:line-height="115%"/>
    </style:style>
    <style:style style:name="P61" style:parent-style-name="Odstavecseseznamem" style:family="paragraph">
      <style:paragraph-properties fo:text-align="justify" fo:line-height="115%"/>
      <style:text-properties fo:font-weight="bold" style:font-weight-asian="bold"/>
    </style:style>
    <style:style style:name="P62" style:parent-style-name="Odstavecseseznamem" style:family="paragraph">
      <style:paragraph-properties fo:text-align="justify"/>
    </style:style>
    <style:style style:name="T63" style:parent-style-name="Standardnípísmoodstavce" style:family="text">
      <style:text-properties fo:font-weight="bold" style:font-weight-asian="bold"/>
    </style:style>
    <style:style style:name="P64" style:parent-style-name="Odstavecseseznamem" style:family="paragraph">
      <style:paragraph-properties fo:text-align="justify"/>
    </style:style>
    <style:style style:name="P65" style:parent-style-name="Odstavecseseznamem" style:family="paragraph">
      <style:paragraph-properties fo:text-align="justify"/>
    </style:style>
    <style:style style:name="P66" style:parent-style-name="Odstavecseseznamem" style:family="paragraph">
      <style:paragraph-properties fo:text-align="justify"/>
    </style:style>
    <style:style style:name="T67" style:parent-style-name="Standardnípísmoodstavce" style:family="text">
      <style:text-properties fo:font-weight="bold" style:font-weight-asian="bold"/>
    </style:style>
    <style:style style:name="P68" style:parent-style-name="Odstavecseseznamem" style:family="paragraph">
      <style:paragraph-properties fo:text-align="justify"/>
    </style:style>
    <style:style style:name="P69" style:parent-style-name="Odstavecseseznamem" style:family="paragraph"/>
    <style:style style:name="P70" style:parent-style-name="Odstavecseseznamem" style:family="paragraph">
      <style:paragraph-properties fo:text-align="justify"/>
    </style:style>
    <style:style style:name="P71" style:parent-style-name="Normální" style:family="paragraph">
      <style:paragraph-properties fo:text-align="justify" fo:margin-left="0.5in">
        <style:tab-stops/>
      </style:paragraph-properties>
    </style:style>
    <style:style style:name="P72" style:parent-style-name="Normální" style:family="paragraph">
      <style:paragraph-properties fo:margin-left="0.5in">
        <style:tab-stops/>
      </style:paragraph-properties>
    </style:style>
    <style:style style:name="P73" style:parent-style-name="Odstavecseseznamem" style:family="paragraph"/>
    <style:style style:name="T74" style:parent-style-name="Standardnípísmoodstavce" style:family="text">
      <style:text-properties fo:font-weight="bold" style:font-weight-asian="bold"/>
    </style:style>
    <style:style style:name="T75" style:parent-style-name="Standardnípísmoodstavce" style:family="text">
      <style:text-properties fo:font-weight="bold" style:font-weight-asian="bold"/>
    </style:style>
    <style:style style:name="T76" style:parent-style-name="Standardnípísmoodstavce" style:family="text">
      <style:text-properties fo:font-weight="bold" style:font-weight-asian="bold"/>
    </style:style>
    <style:style style:name="T77" style:parent-style-name="Standardnípísmoodstavce" style:family="text">
      <style:text-properties fo:font-weight="bold" style:font-weight-asian="bold"/>
    </style:style>
    <style:style style:name="P78" style:parent-style-name="Základnítext" style:family="paragraph"/>
    <style:style style:name="P79" style:parent-style-name="Základnítext" style:family="paragraph"/>
    <style:style style:name="P80" style:parent-style-name="Odstavecseseznamem" style:family="paragraph">
      <style:paragraph-properties fo:text-align="justify" fo:margin-bottom="0in"/>
    </style:style>
    <style:style style:name="T81" style:parent-style-name="Standardnípísmoodstavce" style:family="text">
      <style:text-properties fo:font-weight="bold" style:font-weight-asian="bold"/>
    </style:style>
    <style:style style:name="P82" style:parent-style-name="Základnítext" style:family="paragraph">
      <style:paragraph-properties fo:margin-top="0in" fo:margin-left="0.5in">
        <style:tab-stops/>
      </style:paragraph-properties>
    </style:style>
    <style:style style:name="P83" style:parent-style-name="Základnítext" style:family="paragraph">
      <style:paragraph-properties fo:margin-left="0.5in">
        <style:tab-stops/>
      </style:paragraph-properties>
    </style:style>
    <style:style style:name="P84" style:parent-style-name="Základnítext" style:family="paragraph">
      <style:paragraph-properties fo:margin-left="0.5in">
        <style:tab-stops/>
      </style:paragraph-properties>
    </style:style>
    <style:style style:name="P85" style:parent-style-name="Základnítext" style:family="paragraph">
      <style:paragraph-properties fo:margin-bottom="0in"/>
      <style:text-properties fo:font-weight="bold" style:font-weight-asian="bold"/>
    </style:style>
    <style:style style:name="P86" style:parent-style-name="Základnítext" style:family="paragraph">
      <style:paragraph-properties fo:margin-top="0in" fo:margin-left="0.5in">
        <style:tab-stops/>
      </style:paragraph-properties>
    </style:style>
    <style:style style:name="P87" style:parent-style-name="Základnítext" style:family="paragraph">
      <style:paragraph-properties fo:margin-bottom="0in"/>
    </style:style>
    <style:style style:name="T88" style:parent-style-name="Standardnípísmoodstavce" style:family="text">
      <style:text-properties fo:font-weight="bold" style:font-weight-asian="bold"/>
    </style:style>
    <style:style style:name="P89" style:parent-style-name="Základnítext" style:family="paragraph">
      <style:paragraph-properties fo:margin-top="0in" fo:margin-left="0.5in">
        <style:tab-stops/>
      </style:paragraph-properties>
    </style:style>
    <style:style style:name="P90" style:parent-style-name="Základnítext" style:family="paragraph">
      <style:paragraph-properties fo:margin-bottom="0in"/>
    </style:style>
    <style:style style:name="T91" style:parent-style-name="Standardnípísmoodstavce" style:family="text">
      <style:text-properties fo:font-weight="bold" style:font-weight-asian="bold"/>
    </style:style>
    <style:style style:name="P92" style:parent-style-name="Základnítext" style:family="paragraph">
      <style:paragraph-properties fo:margin-top="0in" fo:margin-bottom="0in" fo:margin-left="0.5in">
        <style:tab-stops/>
      </style:paragraph-properties>
    </style:style>
    <style:style style:name="P93" style:parent-style-name="Základnítext" style:family="paragraph">
      <style:paragraph-properties fo:margin-bottom="0in"/>
    </style:style>
    <style:style style:name="T94" style:parent-style-name="Standardnípísmoodstavce" style:family="text">
      <style:text-properties fo:font-weight="bold" style:font-weight-asian="bold"/>
    </style:style>
    <style:style style:name="P95" style:parent-style-name="Základnítext" style:family="paragraph">
      <style:paragraph-properties fo:margin-top="0in" fo:margin-left="0.5in">
        <style:tab-stops/>
      </style:paragraph-properties>
    </style:style>
    <style:style style:name="P96" style:parent-style-name="Základnítext" style:family="paragraph">
      <style:paragraph-properties fo:margin-top="0in" fo:margin-left="0.5in">
        <style:tab-stops/>
      </style:paragraph-properties>
    </style:style>
    <style:style style:name="P97" style:parent-style-name="Základnítext" style:family="paragraph">
      <style:paragraph-properties fo:margin-top="0in" fo:margin-left="0.5in">
        <style:tab-stops/>
      </style:paragraph-properties>
    </style:style>
    <style:style style:name="P98" style:parent-style-name="Základnítext" style:family="paragraph">
      <style:paragraph-properties fo:margin-top="0in" fo:margin-left="0.5in">
        <style:tab-stops/>
      </style:paragraph-properties>
    </style:style>
    <style:style style:name="P99" style:parent-style-name="Základnítext" style:family="paragraph">
      <style:paragraph-properties fo:margin-bottom="0in"/>
    </style:style>
    <style:style style:name="T100" style:parent-style-name="Standardnípísmoodstavce" style:family="text">
      <style:text-properties fo:font-weight="bold" style:font-weight-asian="bold"/>
    </style:style>
    <style:style style:name="P101" style:parent-style-name="Základnítext" style:family="paragraph">
      <style:paragraph-properties fo:margin-top="0in" fo:margin-left="0.5in">
        <style:tab-stops/>
      </style:paragraph-properties>
    </style:style>
    <style:style style:name="P102" style:parent-style-name="Základnítext" style:family="paragraph">
      <style:paragraph-properties fo:margin-bottom="0in"/>
    </style:style>
    <style:style style:name="T103" style:parent-style-name="Standardnípísmoodstavce" style:family="text">
      <style:text-properties fo:font-weight="bold" style:font-weight-asian="bold"/>
    </style:style>
    <style:style style:name="P104" style:parent-style-name="Základnítext" style:family="paragraph">
      <style:paragraph-properties fo:margin-top="0in" fo:margin-left="0.5in">
        <style:tab-stops/>
      </style:paragraph-properties>
    </style:style>
    <style:style style:name="P105" style:parent-style-name="Základnítext" style:family="paragraph">
      <style:paragraph-properties fo:margin-bottom="0in"/>
    </style:style>
    <style:style style:name="T106" style:parent-style-name="Standardnípísmoodstavce" style:family="text">
      <style:text-properties fo:font-weight="bold" style:font-weight-asian="bold"/>
    </style:style>
    <style:style style:name="P107" style:parent-style-name="Základnítext" style:family="paragraph">
      <style:paragraph-properties fo:margin-top="0in" fo:margin-left="0.5in">
        <style:tab-stops/>
      </style:paragraph-properties>
    </style:style>
    <style:style style:name="P108" style:parent-style-name="Základnítext" style:family="paragraph">
      <style:paragraph-properties fo:margin-top="0in" fo:margin-left="0.5in">
        <style:tab-stops/>
      </style:paragraph-properties>
    </style:style>
    <style:style style:name="P109" style:parent-style-name="Základnítext" style:family="paragraph"/>
    <style:style style:name="P110" style:parent-style-name="Základnítext" style:family="paragraph">
      <style:paragraph-properties fo:margin-bottom="0in"/>
    </style:style>
    <style:style style:name="T111" style:parent-style-name="Standardnípísmoodstavce" style:family="text">
      <style:text-properties fo:font-weight="bold" style:font-weight-asian="bold"/>
    </style:style>
    <style:style style:name="P112" style:parent-style-name="Základnítext" style:family="paragraph">
      <style:paragraph-properties fo:margin-top="0in" fo:margin-left="0.5in">
        <style:tab-stops/>
      </style:paragraph-properties>
    </style:style>
    <style:style style:name="P113" style:parent-style-name="Základnítext" style:family="paragraph">
      <style:paragraph-properties fo:margin-bottom="0in"/>
    </style:style>
    <style:style style:name="T114" style:parent-style-name="Standardnípísmoodstavce" style:family="text">
      <style:text-properties fo:font-weight="bold" style:font-weight-asian="bold"/>
    </style:style>
    <style:style style:name="P115" style:parent-style-name="Základnítext" style:family="paragraph">
      <style:paragraph-properties fo:margin-left="0.5in">
        <style:tab-stops/>
      </style:paragraph-properties>
    </style:style>
    <style:style style:name="P116" style:parent-style-name="Základnítext" style:family="paragraph">
      <style:paragraph-properties fo:margin-bottom="0in"/>
    </style:style>
    <style:style style:name="T117" style:parent-style-name="Standardnípísmoodstavce" style:family="text">
      <style:text-properties fo:font-weight="bold" style:font-weight-asian="bold"/>
    </style:style>
    <style:style style:name="P118" style:parent-style-name="Základnítext" style:family="paragraph">
      <style:paragraph-properties fo:margin-top="0in" fo:margin-left="0.5in">
        <style:tab-stops/>
      </style:paragraph-properties>
    </style:style>
    <style:style style:name="P119" style:parent-style-name="Základnítext" style:family="paragraph">
      <style:paragraph-properties fo:margin-left="0.5in">
        <style:tab-stops/>
      </style:paragraph-properties>
    </style:style>
    <style:style style:name="P120" style:parent-style-name="Základnítext" style:family="paragraph">
      <style:paragraph-properties fo:margin-left="0.5in">
        <style:tab-stops/>
      </style:paragraph-properties>
    </style:style>
    <style:style style:name="P121" style:parent-style-name="Základnítext" style:family="paragraph">
      <style:paragraph-properties fo:margin-left="0.5in">
        <style:tab-stops/>
      </style:paragraph-properties>
    </style:style>
    <style:style style:name="P122" style:parent-style-name="Základnítext" style:family="paragraph">
      <style:paragraph-properties fo:margin-left="0.5in">
        <style:tab-stops/>
      </style:paragraph-properties>
    </style:style>
    <style:style style:name="P123" style:parent-style-name="Základnítext" style:family="paragraph">
      <style:paragraph-properties fo:margin-left="0.5in">
        <style:tab-stops/>
      </style:paragraph-properties>
    </style:style>
    <style:style style:name="P124" style:parent-style-name="Základnítext" style:family="paragraph">
      <style:paragraph-properties fo:margin-left="0.5in">
        <style:tab-stops/>
      </style:paragraph-properties>
    </style:style>
    <style:style style:name="P125" style:parent-style-name="Základnítext" style:family="paragraph">
      <style:paragraph-properties fo:margin-left="0.5in">
        <style:tab-stops/>
      </style:paragraph-properties>
    </style:style>
    <style:style style:name="P126" style:parent-style-name="Základnítext" style:family="paragraph">
      <style:paragraph-properties fo:margin-left="0.5in">
        <style:tab-stops/>
      </style:paragraph-properties>
    </style:style>
    <style:style style:name="P127" style:parent-style-name="Základnítext" style:family="paragraph">
      <style:paragraph-properties fo:margin-left="0.5in">
        <style:tab-stops/>
      </style:paragraph-properties>
    </style:style>
    <style:style style:name="P128" style:parent-style-name="Základnítext" style:family="paragraph">
      <style:paragraph-properties fo:margin-left="0.5in">
        <style:tab-stops/>
      </style:paragraph-properties>
    </style:style>
    <style:style style:name="P129" style:parent-style-name="Základnítext" style:family="paragraph">
      <style:paragraph-properties fo:margin-left="0.5in">
        <style:tab-stops/>
      </style:paragraph-properties>
    </style:style>
    <style:style style:name="P130" style:parent-style-name="Základnítext" style:family="paragraph">
      <style:paragraph-properties fo:margin-left="0.5in">
        <style:tab-stops/>
      </style:paragraph-properties>
    </style:style>
    <style:style style:name="P131" style:parent-style-name="Základnítext" style:family="paragraph">
      <style:paragraph-properties fo:margin-left="0.5in">
        <style:tab-stops/>
      </style:paragraph-properties>
    </style:style>
    <style:style style:name="P132" style:parent-style-name="Základnítext" style:family="paragraph">
      <style:paragraph-properties fo:margin-bottom="0in"/>
    </style:style>
    <style:style style:name="T133" style:parent-style-name="Standardnípísmoodstavce" style:family="text">
      <style:text-properties fo:font-weight="bold" style:font-weight-asian="bold"/>
    </style:style>
    <style:style style:name="P134" style:parent-style-name="Základnítext" style:family="paragraph">
      <style:paragraph-properties fo:margin-top="0in" fo:margin-left="0.5in">
        <style:tab-stops/>
      </style:paragraph-properties>
    </style:style>
    <style:style style:name="P135" style:parent-style-name="Základnítext" style:family="paragraph">
      <style:paragraph-properties fo:margin-top="0in" fo:margin-bottom="0in" fo:margin-left="0.5in">
        <style:tab-stops/>
      </style:paragraph-properties>
    </style:style>
    <style:style style:name="P136" style:parent-style-name="Základnítext" style:family="paragraph">
      <style:paragraph-properties fo:margin-top="0in" fo:margin-bottom="0in" fo:margin-left="0.5in">
        <style:tab-stops/>
      </style:paragraph-properties>
    </style:style>
    <style:style style:name="P137" style:parent-style-name="Základnítext" style:family="paragraph">
      <style:paragraph-properties fo:margin-top="0in" fo:margin-bottom="0in" fo:margin-left="0.5in">
        <style:tab-stops/>
      </style:paragraph-properties>
    </style:style>
    <style:style style:name="P138" style:parent-style-name="Základnítext" style:family="paragraph">
      <style:paragraph-properties fo:margin-top="0in" fo:margin-bottom="0in" fo:margin-left="0.5in">
        <style:tab-stops/>
      </style:paragraph-properties>
    </style:style>
    <style:style style:name="P139" style:parent-style-name="Základnítext" style:family="paragraph">
      <style:paragraph-properties fo:margin-top="0in" fo:margin-bottom="0in" fo:margin-left="0.5in">
        <style:tab-stops/>
      </style:paragraph-properties>
    </style:style>
    <style:style style:name="P140" style:parent-style-name="Základnítext" style:family="paragraph">
      <style:paragraph-properties fo:margin-top="0in" fo:margin-bottom="0in" fo:margin-left="0.5in">
        <style:tab-stops/>
      </style:paragraph-properties>
    </style:style>
    <style:style style:name="P141" style:parent-style-name="Základnítext" style:family="paragraph">
      <style:paragraph-properties fo:margin-top="0in" fo:margin-bottom="0in" fo:margin-left="0.5in">
        <style:tab-stops/>
      </style:paragraph-properties>
    </style:style>
    <style:style style:name="P142" style:parent-style-name="Základnítext" style:family="paragraph">
      <style:paragraph-properties fo:margin-top="0in" fo:margin-bottom="0in" fo:margin-left="0.5in">
        <style:tab-stops/>
      </style:paragraph-properties>
    </style:style>
    <style:style style:name="P143" style:parent-style-name="Základnítext" style:family="paragraph">
      <style:paragraph-properties fo:margin-top="0in" fo:margin-bottom="0in" fo:margin-left="0.5in">
        <style:tab-stops/>
      </style:paragraph-properties>
    </style:style>
    <style:style style:name="P144" style:parent-style-name="Základnítext" style:family="paragraph">
      <style:paragraph-properties fo:margin-top="0in" fo:margin-bottom="0in" fo:margin-left="0.5in">
        <style:tab-stops/>
      </style:paragraph-properties>
    </style:style>
    <style:style style:name="P145" style:parent-style-name="Základnítext" style:family="paragraph">
      <style:paragraph-properties fo:margin-top="0in" fo:margin-bottom="0in" fo:margin-left="0.5in">
        <style:tab-stops/>
      </style:paragraph-properties>
    </style:style>
    <style:style style:name="P146" style:parent-style-name="Základnítext" style:family="paragraph">
      <style:paragraph-properties fo:margin-top="0in" fo:margin-left="0.5in">
        <style:tab-stops/>
      </style:paragraph-properties>
    </style:style>
    <style:style style:name="P147" style:parent-style-name="Základnítext" style:family="paragraph">
      <style:paragraph-properties fo:margin-top="0in" fo:margin-left="0.5in">
        <style:tab-stops/>
      </style:paragraph-properties>
    </style:style>
    <style:style style:name="P148" style:parent-style-name="Základnítext" style:family="paragraph">
      <style:paragraph-properties fo:margin-bottom="0in"/>
    </style:style>
    <style:style style:name="T149" style:parent-style-name="Standardnípísmoodstavce" style:family="text">
      <style:text-properties fo:font-weight="bold" style:font-weight-asian="bold"/>
    </style:style>
    <style:style style:name="P150" style:parent-style-name="Základnítext" style:family="paragraph">
      <style:paragraph-properties fo:margin-top="0in" fo:margin-left="0.5in">
        <style:tab-stops/>
      </style:paragraph-properties>
    </style:style>
    <style:style style:name="P151" style:parent-style-name="Základnítext" style:family="paragraph">
      <style:paragraph-properties fo:margin-top="0in" fo:margin-left="0.5in">
        <style:tab-stops/>
      </style:paragraph-properties>
    </style:style>
    <style:style style:name="P152" style:parent-style-name="Základnítext" style:family="paragraph">
      <style:paragraph-properties fo:margin-bottom="0in"/>
    </style:style>
    <style:style style:name="T153" style:parent-style-name="Standardnípísmoodstavce" style:family="text">
      <style:text-properties fo:font-weight="bold" style:font-weight-asian="bold"/>
    </style:style>
    <style:style style:name="P154" style:parent-style-name="Základnítext" style:family="paragraph">
      <style:paragraph-properties fo:margin-top="0in" fo:margin-left="0.25in">
        <style:tab-stops/>
      </style:paragraph-properties>
    </style:style>
    <style:style style:name="P155" style:parent-style-name="Základnítext" style:family="paragraph">
      <style:paragraph-properties fo:margin-left="0.25in">
        <style:tab-stops/>
      </style:paragraph-properties>
    </style:style>
    <style:style style:name="P156" style:parent-style-name="Základnítext" style:family="paragraph">
      <style:text-properties fo:font-weight="bold" style:font-weight-asian="bold"/>
    </style:style>
    <style:style style:name="P157" style:parent-style-name="Základnítext" style:family="paragraph">
      <style:paragraph-properties fo:margin-left="0.25in">
        <style:tab-stops/>
      </style:paragraph-properties>
    </style:style>
    <style:style style:name="P158" style:parent-style-name="Základnítext" style:family="paragraph">
      <style:text-properties fo:font-weight="bold" style:font-weight-asian="bold"/>
    </style:style>
    <style:style style:name="P159" style:parent-style-name="Základnítext" style:family="paragraph">
      <style:paragraph-properties fo:margin-left="0.25in">
        <style:tab-stops/>
      </style:paragraph-properties>
    </style:style>
    <style:style style:name="P160" style:parent-style-name="Základnítext" style:family="paragraph"/>
    <style:style style:name="P161" style:parent-style-name="Základnítext" style:family="paragraph">
      <style:paragraph-properties fo:margin-left="-0.0986in">
        <style:tab-stops/>
      </style:paragraph-properties>
    </style:style>
    <style:style style:name="P162" style:parent-style-name="Základnítext" style:family="paragraph">
      <style:paragraph-properties fo:margin-bottom="0in"/>
    </style:style>
    <style:style style:name="T163" style:parent-style-name="Standardnípísmoodstavce" style:family="text">
      <style:text-properties fo:font-weight="bold" style:font-weight-asian="bold"/>
    </style:style>
    <style:style style:name="P164" style:parent-style-name="Základnítext" style:family="paragraph">
      <style:paragraph-properties fo:margin-top="0in" fo:margin-left="0.4013in">
        <style:tab-stops/>
      </style:paragraph-properties>
    </style:style>
    <style:style style:name="P165" style:parent-style-name="Základnítext" style:family="paragraph">
      <style:paragraph-properties fo:margin-bottom="0in"/>
    </style:style>
    <style:style style:name="T166" style:parent-style-name="Standardnípísmoodstavce" style:family="text">
      <style:text-properties fo:font-weight="bold" style:font-weight-asian="bold"/>
    </style:style>
    <style:style style:name="P167" style:parent-style-name="Základnítext" style:family="paragraph">
      <style:paragraph-properties fo:margin-top="0in" fo:margin-left="0.4013in">
        <style:tab-stops/>
      </style:paragraph-properties>
    </style:style>
    <style:style style:name="P168" style:parent-style-name="Základnítext" style:family="paragraph">
      <style:paragraph-properties fo:margin-bottom="0in"/>
    </style:style>
    <style:style style:name="T169" style:parent-style-name="Standardnípísmoodstavce" style:family="text">
      <style:text-properties fo:font-weight="bold" style:font-weight-asian="bold"/>
    </style:style>
    <style:style style:name="P170" style:parent-style-name="Základnítext" style:family="paragraph">
      <style:paragraph-properties fo:margin-top="0in" fo:margin-left="0.4013in">
        <style:tab-stops/>
      </style:paragraph-properties>
    </style:style>
    <style:style style:name="P171" style:parent-style-name="Základnítext" style:family="paragraph">
      <style:paragraph-properties fo:margin-bottom="0in"/>
    </style:style>
    <style:style style:name="T172" style:parent-style-name="Standardnípísmoodstavce" style:family="text">
      <style:text-properties fo:font-weight="bold" style:font-weight-asian="bold"/>
    </style:style>
    <style:style style:name="P173" style:parent-style-name="Základnítext" style:family="paragraph">
      <style:paragraph-properties fo:margin-top="0in" fo:margin-left="0.4013in">
        <style:tab-stops/>
      </style:paragraph-properties>
    </style:style>
    <style:style style:name="P174" style:parent-style-name="Základnítext" style:family="paragraph">
      <style:paragraph-properties fo:margin-top="0in"/>
    </style:style>
    <style:style style:name="P175" style:parent-style-name="Základnítext" style:family="paragraph">
      <style:paragraph-properties fo:margin-top="0in" fo:margin-bottom="0in"/>
    </style:style>
    <style:style style:name="T176" style:parent-style-name="Standardnípísmoodstavce" style:family="text">
      <style:text-properties fo:font-weight="bold" style:font-weight-asian="bold"/>
    </style:style>
    <style:style style:name="P177" style:parent-style-name="Základnítext" style:family="paragraph">
      <style:paragraph-properties fo:margin-top="0in" fo:margin-bottom="0in" fo:margin-left="0.4013in">
        <style:tab-stops/>
      </style:paragraph-properties>
    </style:style>
    <style:style style:name="P178" style:parent-style-name="Základnítext" style:family="paragraph">
      <style:paragraph-properties fo:margin-top="0in" fo:margin-bottom="0in" fo:margin-left="0.4013in">
        <style:tab-stops/>
      </style:paragraph-properties>
    </style:style>
    <style:style style:name="P179" style:parent-style-name="Základnítext" style:family="paragraph">
      <style:paragraph-properties fo:margin-top="0in" fo:margin-bottom="0in"/>
    </style:style>
    <style:style style:name="T180" style:parent-style-name="Standardnípísmoodstavce" style:family="text">
      <style:text-properties fo:font-weight="bold" style:font-weight-asian="bold"/>
    </style:style>
    <style:style style:name="P181" style:parent-style-name="Základnítext" style:family="paragraph">
      <style:paragraph-properties fo:margin-top="0in" fo:margin-bottom="0in" fo:margin-left="0.4013in">
        <style:tab-stops/>
      </style:paragraph-properties>
    </style:style>
    <style:style style:name="P182" style:parent-style-name="Základnítext" style:family="paragraph">
      <style:paragraph-properties fo:margin-top="0in" fo:margin-bottom="0in" fo:margin-left="0.4013in">
        <style:tab-stops/>
      </style:paragraph-properties>
    </style:style>
    <style:style style:name="P183" style:parent-style-name="Základnítext" style:family="paragraph">
      <style:paragraph-properties fo:margin-top="0in" fo:margin-bottom="0in" fo:margin-left="0.4013in">
        <style:tab-stops/>
      </style:paragraph-properties>
    </style:style>
    <style:style style:name="P184" style:parent-style-name="Základnítext" style:family="paragraph">
      <style:paragraph-properties fo:margin-bottom="0in"/>
    </style:style>
    <style:style style:name="T185" style:parent-style-name="Standardnípísmoodstavce" style:family="text">
      <style:text-properties fo:font-weight="bold" style:font-weight-asian="bold"/>
    </style:style>
    <style:style style:name="P186" style:parent-style-name="Základnítext" style:family="paragraph">
      <style:paragraph-properties fo:margin-top="0in" fo:margin-left="0.5in">
        <style:tab-stops/>
      </style:paragraph-properties>
    </style:style>
    <style:style style:name="P187" style:parent-style-name="Základnítext" style:family="paragraph"/>
    <style:style style:name="P188" style:parent-style-name="Základnítext" style:family="paragraph"/>
    <style:style style:name="P189" style:parent-style-name="Základnítext" style:family="paragraph"/>
    <style:style style:name="P190" style:parent-style-name="Základnítext" style:family="paragraph"/>
    <style:style style:name="P191" style:parent-style-name="Základnítext" style:family="paragraph"/>
    <style:style style:name="P192" style:parent-style-name="Základnítext" style:family="paragraph"/>
    <style:style style:name="P193" style:parent-style-name="Základnítext" style:family="paragraph">
      <style:paragraph-properties fo:margin-bottom="0in"/>
    </style:style>
    <style:style style:name="T194" style:parent-style-name="Standardnípísmoodstavce" style:family="text">
      <style:text-properties fo:font-weight="bold" style:font-weight-asian="bold"/>
    </style:style>
    <style:style style:name="P195" style:parent-style-name="Základnítext" style:family="paragraph">
      <style:paragraph-properties fo:margin-top="0in" fo:margin-bottom="0in" fo:margin-left="0.5in">
        <style:tab-stops/>
      </style:paragraph-properties>
    </style:style>
    <style:style style:name="P196" style:parent-style-name="Základnítext" style:family="paragraph">
      <style:paragraph-properties fo:margin-top="0in" fo:margin-bottom="0in" fo:margin-left="0.5in">
        <style:tab-stops/>
      </style:paragraph-properties>
    </style:style>
    <style:style style:name="P197" style:parent-style-name="Základnítext" style:family="paragraph">
      <style:paragraph-properties fo:margin-top="0in" fo:margin-bottom="0in"/>
    </style:style>
    <style:style style:name="T198" style:parent-style-name="Standardnípísmoodstavce" style:family="text">
      <style:text-properties fo:font-weight="bold" style:font-weight-asian="bold"/>
    </style:style>
    <style:style style:name="P199" style:parent-style-name="Základnítext" style:family="paragraph">
      <style:paragraph-properties fo:margin-top="0in" fo:margin-left="0.5in">
        <style:tab-stops/>
      </style:paragraph-properties>
    </style:style>
    <style:style style:name="P200" style:parent-style-name="Základnítext" style:family="paragraph"/>
    <style:style style:name="P201" style:parent-style-name="Základnítext" style:family="paragraph"/>
    <style:style style:name="P202" style:parent-style-name="Základnítext" style:family="paragraph"/>
    <style:style style:name="P203" style:parent-style-name="Základnítext" style:family="paragraph"/>
    <style:style style:name="P204" style:parent-style-name="Základnítext" style:family="paragraph"/>
    <style:style style:name="P205" style:parent-style-name="Základnítext" style:family="paragraph"/>
    <style:style style:name="P206" style:parent-style-name="Základnítext" style:family="paragraph"/>
    <style:style style:name="P207" style:parent-style-name="Základnítext" style:family="paragraph"/>
    <style:style style:name="P208" style:parent-style-name="Základnítext" style:family="paragraph"/>
    <style:style style:name="P209" style:parent-style-name="Základnítext" style:family="paragraph"/>
    <style:style style:name="P210" style:parent-style-name="Základnítext" style:family="paragraph">
      <style:text-properties fo:color="#FF0000"/>
    </style:style>
  </office:automatic-styles>
  <office:body>
    <office:text text:use-soft-page-breaks="true">
      <text:p text:style-name="P1"/>
      <text:p text:style-name="Datum">Brno,<text:s/>2. května<text:s/>2022</text:p>
      <text:p text:style-name="Datum">Sp. zn.:<text:s/>11981/2022/VOP/VVO</text:p>
      <text:p text:style-name="Datum">11982/2022/VOP/VVO</text:p>
      <text:p text:style-name="P11">Č. j.: KVOP-28559/2022</text:p>
      <text:h text:style-name="P12" text:outline-level="1">Úřední záznam –<text:s/>místní šetření</text:h>
      <text:p text:style-name="P13">Zástupce organizace<text:s/>A<text:s/>a<text:s/>B<text:s/>upozornili na problém s neregistrací některých příchozích z Ukrajiny na Krajských asistenčních centrech pro pomoc Ukrajincům (dále také „KACPU“). Problémy se mají vyskytovat zejména v Praze a Brně. Podle některých informací musí v nevhodných podmínkách přežívat ženy s malými dětmi.</text:p>
      <text:p text:style-name="Základnítext">V rámci místního šetření jsme dne 27. dubna 2022 navštívili Krajské asistenční centrum<text:s/>pomoci Ukrajině (KACPU) v Praze-Vysočanech. Setkali jsme se<text:s/>s dobrovolníky<text:s/>a<text:s/>zástupci neziskových organizací – Centrum sociálních služeb<text:s/>Praha, Organizace pro pomoc uprchlíkům, Iniciativa Hlavák - a se zástupci vedoucích Hasičského záchranného sboru hl. m. Prahy, odboru azylové a migrační politiky Ministerstva vnitra, Policie České republiky a<text:s/>Odboru<text:s/>sociálně-právní ochrany dětí.</text:p>
      <text:list text:style-name="LFO43" text:continue-numbering="true">
        <text:list-item>
          <text:p text:style-name="P14">První setkání proběhlo s X<text:s/>z A<text:s/>(dále také „A“´).</text:p>
        </text:list-item>
      </text:list>
      <text:list text:style-name="LFO34" text:continue-numbering="true">
        <text:list-item>
          <text:p text:style-name="P15">Přístup/vstup do KACPU</text:p>
        </text:list-item>
      </text:list>
      <text:p text:style-name="P16">Paní<text:s/>X<text:s/>uvedla,<text:s/>že dříve byly před budovou KACPU dva větší stany (možnost ubytovat 70 – 80 lidí na přespání. Městská část Prahy 9 s tím<text:s/>ale nesouhlasila a stany zrušila o víkendu ( 23. – 24. 4. 2022).<text:s/>Stany původně vytvořili hasiči a přespávalo tam 70-80 lidí<text:s/>Pobývali<text:s/>zde<text:s/>žadatelé o dočasnou ochranu, kteří neměli zajištěno ubytování. Jednalo se pouze o žadatele romského původu. Tito lidé jsou<text:s/>totiž<text:s/>vpuštěni<text:s/>do registračního centra, jen když mají zajištěno ubytování.<text:s/>V současnosti se před vstupem nachází dva menší červené stany – každý asi pro cca 20 lidí), tam dle slov paní<text:s/>X: „zůstavají hlavně tmaví, ale i bílí, pokud je jich hodně“.<text:s/>Příchozí z Ukrajiny neromského původu, je vpuštěn dovnitř, pomáhají tam i těm, kdo nemají ubytování a přitom čekají uvnitř. Romy dovnitř nepustí.<text:s/>Klíčem je podle paní<text:s/>X<text:s/>čistě barva pleti<text:s/>bez ohledu na další okolnosti.<text:s/>X<text:s/>mapovali, zda je možné větší skupiny Romů rozdělit pro účely snazšího ubytování. Nikdo z úřadů však takové informace nechtěl.</text:p>
      <text:p text:style-name="P17"/>
      <text:list text:style-name="LFO34" text:continue-numbering="true">
        <text:list-item>
          <text:p text:style-name="P18"><text:span text:style-name="T19">Spolupráce</text:span></text:p>
        </text:list-item>
      </text:list>
      <text:p text:style-name="P20">Probíhá spolupráce s romskými nevládními organizacemi a tlumočí zde dobrovolníci. Romodrom dovážel jídlo, v jenu chvíli se jednalo i o teplé jídlo, ale hygiena to nakonec zakázala. Proces není<text:s/>podchycen<text:s/>systémově. Je to otázka, kdo s čím v daný okamžik aktivně pomůže. Romodrom nemá personální kapacity.<text:s/>Dle paní<text:s/>X<text:s/>chybí následná podpora i lepší spolupráce s romskými nevládními organizacemi. Moc se neví, jak je o lidi postaráno. Zároveň uvedla, že se spolupráce od začátku zlepšila –<text:s/>X<text:s/>se účastní krizového štábu a jedná o podmínkách.</text:p>
      <text:p text:style-name="P21"/>
      <text:soft-page-break/>
      <text:list text:style-name="LFO34" text:continue-numbering="true">
        <text:list-item>
          <text:p text:style-name="P22">Registrace/podání žádosti na KACPU<text:s/></text:p>
        </text:list-item>
      </text:list>
      <text:p text:style-name="P23">Registrování nemohou být ti, co mají dvojí občanství. Pokud nemají přechodové razítko v pase, nebo nějaký doklad o tom, že překročili hranice, tak nemají nárok<text:s/>na dočasnou ochranu. SMS od operátora, jako potvrzení o překročení hranice, nestačí. Odmítají je zaregistrovat a posílají je pryč.</text:p>
      <text:list text:style-name="LFO34" text:continue-numbering="true">
        <text:list-item>
          <text:p text:style-name="P24"><text:span text:style-name="T25">Ubytování</text:span><text:s/></text:p>
        </text:list-item>
      </text:list>
      <text:p text:style-name="P26">X<text:s/>jezdí s lidmi romského původu autobusy do Bělé Jezové a Vyšních Lhot. Nikde jinde se<text:s/>ubytovat nedaří.<text:s/><text:s/>Ve Vyšních Lhotách nejsou vhodné podmínky. Například tam není kuchyň. V současnosti nabízí hasiči místo právě ve Vyšních.<text:s/>Hasiči jim řeknou, kde je volná kapacita.<text:s/>Nabídnou několik desítek míst, a dobrovolníci shání skupinu dohromady, aby využili danou kapacitu. Ve Vyšních je velká fluktuace. Lidé z ubytování brzy odcházejí.<text:s/>Dříve pobývali např. v Litvínově nebo na Zbraslavi, ale byli donuceni<text:s/>odejít;<text:s/>pokyny<text:s/>dostali od hasičů. Ptali jsme se, proč se stěhovali ti, co měli už zajištěné ubytování a byli s ním spokojeni. Přesto<text:s/>museli odejít. Paní<text:s/>X<text:s/>uvedla, že neví, ale že to bylo nepříjemné všem zúčastněným stranám.<text:s/>Podobně se to má odehrát také u skupiny v Záběhlicích nebo na Zličíně.<text:s/>Dále uvedla, že ubytování v Bělé Jezové je čisté a vypadá lépe než Vyšní Lhoty. Tam údajně romští příchozí nechtějí, protože je to vězení. Když tam jela se skupinou poprvé, tak tam byl velký nepořádek, špína, nebylo si kde ohřát vodu pro kojence. Rozhodla se, že celou skupinu odveze zpátky do Prahy, protože to nebylo bydlení vhodné pro rodiny s dětmi.<text:s/>Dva<text:s/>dny zpátky tam byla opět s další skupinou a už to tam bylo čisté a vypadalo to přijatelně. Měla informaci, že ke dni 26. 4. tam pobývalo 150 maďarských Romů.<text:s/>Vyšní Lhoty a Bělá Jezová mají jako podmínku, že klienti již musí mít u sebe v hotovosti vyplacenou první humanitární dávku.<text:s/></text:p>
      <text:list text:style-name="LFO34" text:continue-numbering="true">
        <text:list-item>
          <text:p text:style-name="P27"><text:span text:style-name="T28">Provizorní stany</text:span></text:p>
        </text:list-item>
      </text:list>
      <text:p text:style-name="P29">V současnosti<text:s/>jsou dva před vstupem do KACPU a slouží k ubytování romských příchozích, případně jsou posíláni na hlavní nádraží.</text:p>
      <text:list text:style-name="LFO34" text:continue-numbering="true">
        <text:list-item>
          <text:p text:style-name="P30"><text:span text:style-name="T31">Ověřování dvojího občanství</text:span><text:s/></text:p>
        </text:list-item>
      </text:list>
      <text:p text:style-name="P32">Policie<text:s/>u některých příchozích ověřuje,<text:s/>zda se nejedná o osoby s dvojím občanstvím. Vždy se jedná o Romy a ověřuje se, zda nemají ukrajinské i maďarské občanství. Tito lidé nejsou vpuštěni dovnitř do KACPU, čekají buď na hlavním nádraží,<text:s/>nebo sami odejdou<text:s/>(dříve po tuto dobu pobývali ve stanech v parku před KACPU, které tam již nejsou), někdy mohou počkat ve zbývajícím stanu před budovou KACPU.<text:s/>Ověření dvojího občanství někdy trvá chvíli, někdy i dva dny. 10 dní to ale nikdy netrvalo.<text:s/></text:p>
      <text:list text:style-name="LFO34" text:continue-numbering="true">
        <text:list-item>
          <text:p text:style-name="P33"><text:span text:style-name="T34">Tlumočení</text:span><text:s/></text:p>
        </text:list-item>
      </text:list>
      <text:p text:style-name="P35">X z A<text:s/>si shání svoje vlastní tlumočníky přes známé a platí si je. Občas je půjčují i úředníkům z KACPU. Tlumočníci<text:s/>jsou tam nonstop a tlumočí z jazyků: ruština, ukrajinština, romština a maďarština.</text:p>
      <text:list text:style-name="LFO34" text:continue-numbering="true">
        <text:list-item>
          <text:p text:style-name="P36"><text:span text:style-name="T37">Určování zranitelnosti</text:span><text:s/></text:p>
        </text:list-item>
      </text:list>
      <text:p text:style-name="P38">Zranitelnost nikoho moc nezajímá. Základní cíle systému jsou: „ubytovat a odjet“. Hlášení<text:s/>X, že je někdo zranitelný (např. zdravotní stav) nikoho nezajímají. Cizinci mají své zdravotní problémy řešit tam, kde budou ubytovaní.<text:s/>Jako příklad uvedla paní<text:s/>X, že mezi<text:s/>příchozími Romy byl i epileptik<text:s/>s rozbitou hlavou<text:s/>a poslali ho na hlavní nádraží, protože neměl razítko v pase (resp. neměl ukrajinský pas s přechodovým razítkem). Někteří příchozí dostanou Sunar pro své děti, ale neumí je nakrmit,<text:s/><text:soft-page-break/>neznají to. Alergie na laktózu se neřeší. Občas jim pomáhá Červený kříž. Pokud přijde samotná maminka se 4 dětmi, tak zranitelnost nikdo neřeší. Jsou tam i starší lidé a vozíčkáři a nikoho to moc nezajímá.<text:s/>A<text:s/>má vlastní krizovou intervenci, kterou nabízí lidem, ale i policie a hasiči mají mít psychologa, který je dostupný všem lidem. Na místě však figuruje OSPOD a když<text:s/>přijde<text:s/>nezletilý bez doprovodu,<text:s/>předávají si informace<text:s/>a snaží se situaci řešit.</text:p>
      <text:list text:style-name="LFO34" text:continue-numbering="true">
        <text:list-item>
          <text:p text:style-name="P39"><text:span text:style-name="T40">Materiální a jiné podmínky na KACPU</text:span></text:p>
        </text:list-item>
      </text:list>
      <text:p text:style-name="P41">Romští Ukrajinci se k nim nedostanou, protože nemají přístup dovnitř, nemají dětský koutek, záchod<text:s/>mají pouze<text:s/>ve formě mobilních TOI TOI<text:s/>před budovou KACPU (za stanem k ubytování), stejně i tak mobilní umyvadla.<text:s/>A<text:s/>některé převáželo na loď Hermés, aby se mohli osprchovat. Tito lidí nesmí do registračního<text:s/>centra bez doprovodu (někoho z<text:span text:style-name="T42">,</text:span><text:s/>hasičů, policie).<text:s/>A<text:s/>si je musí sami hlídat, tlumočit, pomáhat s registrací uvnitř.<text:s/>Jedná se navíc o jednotky lidí, které se<text:s/>A<text:s/>podaří dostat alespoň na omezenou dobu dovnitř – přebalit a opláchnout děti, píchnout si inzulín…<text:s/>Na druhou stranu, ale mají pak přednostní právo a uvnitř už vše funguje rychle. Nemají přístup k materiální pomoci – např. plínky. Jídlo dostávají, ale je pořád stejné, studenou stravu (toasty atd.)</text:p>
      <text:list text:style-name="LFO34" text:continue-numbering="true">
        <text:list-item>
          <text:p text:style-name="P43">Dávková turistika</text:p>
        </text:list-item>
      </text:list>
      <text:p text:style-name="P44">Paní<text:s/>X<text:s/>uvedla, že se to<text:s/>děje. České úřady vyplatily dávku a příchozí rovnou odjeli zpátky domů na Ukrajinu.<text:s/>Jen kvůli vyplacení dávky do ČR přijíždí odhadem 30 – 40 % romských uprchlíků.<text:s/></text:p>
      <text:list text:style-name="LFO43" text:continue-numbering="true">
        <text:list-item>
          <text:p text:style-name="P45">OAMP<text:s/>-<text:s/>Y</text:p>
        </text:list-item>
      </text:list>
      <text:p text:style-name="Normální">Dále jsme se setkali se zástupcem odboru azylové a migrační politiky, který nám vysvětlil, jak v KACPU funguje samotné Ministerstvo vnitra a vydávání vízových štítků osvědčujících udělení dočasné ochrany.</text:p>
      <text:p text:style-name="Normální"/>
      <text:list text:style-name="LFO35" text:continue-numbering="true">
        <text:list-item>
          <text:p text:style-name="P46"><text:span text:style-name="T47">Přístup/vstup do KACPU</text:span>.</text:p>
        </text:list-item>
      </text:list>
      <text:p text:style-name="P48">Přístup do KACPU je podmíněn. Před budovou KACPU<text:s/>kontrola, zda<text:s/>je cizinec klientem KACPU.</text:p>
      <text:p text:style-name="Odstavecseseznamem"/>
      <text:list text:style-name="LFO35" text:continue-numbering="true">
        <text:list-item>
          <text:p text:style-name="P49">Služby poskytované na KACPU.<text:s/></text:p>
        </text:list-item>
      </text:list>
      <text:p text:style-name="P50">Na KACPU působí hasiči, cizinecká policie, policie jako pořádková služba, OAMP, OSPOD, zdravotní pojišťovny, úřad práce, banky, dobrovolníci, tlumočníci. Jsou zde čekárny, dětské koutky, možnosti nabít si telefon, občerstvení – jídlo i voda.</text:p>
      <text:p text:style-name="P51"/>
      <text:list text:style-name="LFO35" text:continue-numbering="true">
        <text:list-item>
          <text:p text:style-name="P52"><text:span text:style-name="T53">Registrace/podání žádosti</text:span><text:s/>o dočasnou ochranu</text:p>
        </text:list-item>
      </text:list>
      <text:p text:style-name="P54"><text:span text:style-name="T55">P</text:span>řed samotnou registrací probíhá několikanásobná kontrola, tzv. triáž. V rámci první úrovně pořádková policie zjišťuje, zda příchozí je skutečně<text:s/>klientem,<text:s/>jestli<text:s/>zjevně není, nemá nárok na dočasnou ochranu. Jedná se např. o českého bezdomovce, někoho, kdo tu má pobyt a potřebuje si jej prodloužit. Druhý filtr zajišťuje už cizinecká policie, která kvalifikovaně kontroluje cestovní doklady. Třetí úroveň triáže zajišťují hasiči, kdy se doptávají na ubytování všech příchozích. Zde nastávají dvě situace. Ti, co mají ubytování, jdou dále do čekárny, kde s nimi tlumočníci vyplňují žádost o dočasnou ochranu. Ti, co nemají zajištěné ubytování,<text:s/>se přesouvají do čekárny, kde si je převezme ubytovací<text:s/><text:soft-page-break/>skupina a zajistí jim ubytování. Až jim ubytování zajistí (pravidlo jednou<text:s/>a dost – pokud ubytování odmítnou, nemají už nárok na další), mohou požádat o dočasnou ochranu. Jedna z podmínek žádosti je, že se do systému zadává vyplněné ubytování.<text:s/>Déle trvá najít ubytování pro lidi se specifickými potřebami, lidi pohybující se na vozíku nebo velké skupiny Romů.<text:s/>Pak probíhá samotná vízová procedura. Ministerstvo vnitra pak při registraci kontroluje cestovní doklad, případně národní občanské průkazy a opět razítko vstupu<text:s/>na území. Pokud někdo nemá razítko, má to řešit policie (může mít i osvědčení o humanitárním vstupu, resp. měli by to mít. Může se stát, že cizinci nemají nic z uvedeného. To znamená, že buď to zatajují, protože mají udělenou dočasnou ochranu v jiném členském státě, nebo mají víza v jiném členském státě. Je také možné, že doklady či osvědčení ztratili.<text:s/>Už dlouho to funguje tak, že cizinec musí něco mít.<text:s/>Tzn., neplatí<text:s/>benevolence z počátku války, kdy se otázka data překročení hranice tolik neřešila. Bere se to tak, pokud je nějaká homogenní skupina, a někdo z nich má doklad o překročení schengenských hranic, pak se to uznává pro celou skupinu.<text:s/>SMS o překročení hranic prozatím policii nestačí. Na začátku války se ještě dělo to, že přes hranice se pouštěli lidé „bez razítek“, teď už se to ale neděje, tj. nějaký doklad o přechodu hranic musejí mít.<text:s/></text:p>
      <text:p text:style-name="P56"/>
      <text:list text:style-name="LFO35" text:continue-numbering="true">
        <text:list-item>
          <text:p text:style-name="P57"><text:span text:style-name="T58">Ověřování</text:span><text:span text:style-name="T59"><text:s/>dvojího občanství UKR/Maďarsko.</text:span><text:s/></text:p>
        </text:list-item>
      </text:list>
      <text:p text:style-name="P60">Někteří z žadatelů mohou mít dvojí občanství, indikátory toho jsou: mluví mezi sebou maďarsky, pochází ze Zakarpatské oblasti, nebo nerozumí ukrajinsky. V těchto případech dochází k prověřování dvojího občanství. To zajišťuje cizinecká policie skrz dožádání do Maďarska. Mezitím OAMP vydá cizinci výzva, aby se dostavil za 10 dní, s tím, že se dozví výsledek dožádání. Prakticky to trvá od několika hodin po 2-3 dny, většinou je to do 48 hodin. Záleží na počtu dožádání.<text:s/>Těch 10 dnů je kvůli tomu, kdyby byla potřeba časová rezerva, dříve trvala zpětná vazba k dožádání delší dobu.<text:s/>Ověřování případného maďarského občanství řeší cizinecká policie v rámci mezinárodní policejní spolupráce.<text:s/>Pracovník pak uvedl, že si tito žadatelé mohou podat žádost, ale pak čekají na výsledek dožádání, také uvedl, že adresu pobytu nepotřebují a získají od OAMPu. V tuto chvíli čekají lidé ve stanech před KACPU, nebo odchází na hlavní nádraží, nebo na adresu Václavská 62, Praha, nebo už se nikdy nevrátí. Desátý den si pak chodí pro výsledek. Dle pana<text:s/>Y<text:s/>je tam 10 dnů proto, aby měli dostatečnou časovou rezervu.<text:s/></text:p>
      <text:p text:style-name="P61"/>
      <text:list text:style-name="LFO35" text:continue-numbering="true">
        <text:list-item>
          <text:p text:style-name="P62"><text:span text:style-name="T63">Tlumočení</text:span></text:p>
        </text:list-item>
      </text:list>
      <text:p text:style-name="P64">To zajišťují dobrovolníci z integračního centra Prahy a tlumočí se do ukrajinštiny či romštiny. Tu však zajišťují romští koordinátoři.<text:s/>Komunikaci komplikuje, že někteří z uprchlíků neumějí číst a psát.<text:s/></text:p>
      <text:p text:style-name="P65"/>
      <text:list text:style-name="LFO35" text:continue-numbering="true">
        <text:list-item>
          <text:p text:style-name="P66"><text:span text:style-name="T67">Určování zranitelnosti</text:span></text:p>
        </text:list-item>
      </text:list>
      <text:p text:style-name="P68">Y<text:s/>OAMPu nám sdělil, že vytvořil manuál pro práci s nezletilými bez doprovodu. Tento manuál je pouze interní pro Prahu. Na pražském pracovišti totiž funguje i OSPOD. Děti jsou<text:s/>rozděleny<text:s/>do 2 skupin:<text:s/></text:p>
      <text:list text:style-name="LFO36" text:continue-numbering="true">
        <text:list-item>
          <text:p text:style-name="P69">Děti s doprovodem rodičů – nijak se neřeší, mají svého zákonného<text:s/>zástupce.</text:p>
        </text:list-item>
        <text:list-item>
          <text:p text:style-name="P70">Nezletilí bez doprovodu – vždy se volá OSPOD – pokud mají děti více než 15 let, mohou si samy požádat o dočasnou ochranu. Pokud je v doprovodu<text:s/>rodinného příslušníka, např. babička,<text:s/>bratra nemají<text:s/>doklady, probíhá bezpečnostní screening, kdy se pracovníci OAMP ptají na základní otázky, jako např. do jaké třídy nezletilý<text:s/><text:soft-page-break/>chodí,<text:s/>kdy<text:s/>se narodil a následně vyhodnocují odpovědi. Pokud je vše v pořádku, doprovod nezletilého vyplní čestné prohlášení, že se o nezletilého postará. OAMP předává tyto informace OSPODU. Když se pracovníkům OAMP situace nezdá čistá, volají OSPOD – ten je kvalifikovanější. Dětem do 15 let je ustanoven procesní opatrovník, který jedná jen v rámci toho řízení. Pokud se<text:s/>jedná<text:s/>o jiný doprovod, než je rodinný příslušník, tak se vždy volá OSPOD.</text:p>
        </text:list-item>
      </text:list>
      <text:p text:style-name="P71">Speciální potřeby dětí řeší magistrát a jsou tam i lidé (tipaři), kteří hledají<text:s/>a identifikují<text:s/>zranitelné osoby a stahují si je sobě na<text:s/>sociální<text:s/>stánek magistrátu.<text:s/>Je nastavena metodika spolupráce s OSPOD. Danou metodiku jsme obdrželi.</text:p>
      <text:p text:style-name="P72"/>
      <text:list text:style-name="LFO35" text:continue-numbering="true">
        <text:list-item>
          <text:p text:style-name="P73"><text:span text:style-name="T74">Materiální zabez</text:span><text:span text:style-name="T75">p</text:span><text:span text:style-name="T76">e</text:span><text:span text:style-name="T77">čení</text:span></text:p>
        </text:list-item>
      </text:list>
      <text:p text:style-name="Odstavecseseznamem">Je zde WIFI, dětský koutek, psychologická pomoc, klauni, iniciativa Vraťte úsměv dětem. Jsou zajištěny i hygienické balíčky ze strany hasičů.<text:s/>Je tu i psychologická pomoc pro zaměstnance.<text:s/></text:p>
      <text:p text:style-name="Základnítext">Na závěr<text:s/>Y<text:s/>OAMP uvedl, že podání žádostí není podmíněno ubytováním, samotné vydání žádosti pak ano.</text:p>
      <text:list text:style-name="LFO36" text:continue-numbering="true">
        <text:list-item>
          <text:p text:style-name="P78">OSPOD</text:p>
        </text:list-item>
      </text:list>
      <text:p text:style-name="Základnítext">Pracovnice odboru sociálně-právní ochrany dětí nás informovala o přístupu k dětem na registračním centru v Praze. OSPOD na KACPU začal fungovat po Velikonocích, asi od 20. dubna 2022. Během Velikonoc<text:s/>však již byli pracovníci<text:s/>na telefonu. Dítě mladší 18 let bez jakéhokoliv doprovodu se řeší přímo s cizineckou policií. Pokud není nikdo, kdo by<text:s/>se ho ujal, vydá se předběžné opatření, soud toto opatření schválí. Následně přijede soudní vykonavatel a společně s pracovnicí OSPOD jedou na lékařskou prohlídku (buď na Bulovku, kde je UA point nebo na pohotovost). Poté jedou do zařízení pro cizince – v tomto případě na Radlickou.</text:p>
      <text:p text:style-name="Základnítext">V případě, že se jedná o děti mladší 18 let a nemají na území<text:s/>zákonného zástupce, OSPOD se jezdí dívat do uvedeného místa bydliště. Většinou to funguje tak, že OSPOD zkontaktuje rodinu s nezletilým a vyzve je k dostavení se na OSPOD. Pokud se nedostaví<text:s/>v daný den, tak pracovníci OSPOD jedou sami za touto rodinou. Pokud už se nenachází v určeném místě, tak tyto informace předávají zpět cizinecké policii. Pokud rodina uvede telefonní číslo, tak ji pracovníci OSPOD kontaktují do 5 dnů, pokud ne, tak je nutná písemná výzva a trvá to déle.</text:p>
      <text:list text:style-name="LFO36" text:continue-numbering="true">
        <text:list-item>
          <text:p text:style-name="P79">Z<text:s/>– romská dobrovolnice</text:p>
        </text:list-item>
      </text:list>
      <text:p text:style-name="Základnítext">Setkala se s námi i romská dobrovolnice, která vypomáhá na místě<text:s/>romským<text:s/>žadatelům o dočasnou ochranu.</text:p>
      <text:list text:style-name="LFO35" text:continue-numbering="true">
        <text:list-item>
          <text:p text:style-name="P80"><text:span text:style-name="T81">Přístup/vstup do KACPU</text:span></text:p>
        </text:list-item>
      </text:list>
      <text:p text:style-name="P82">Romští žadatelé nemohou vstoupit do registračního centra, pokud nemají zařízené ubytování. Dobrovolnice uvedla, že není pravda, že vždy se jedná o velké skupiny, které se nechtějí rozdělit. Někdy se stane, že se potkají po cestě a dále pokračuje spolu více rodin. Jen úzká rodina, max. s babičkou chce být spolu, většinou se jedná o matku s 3-4 dětmi. Pracovníci KACPU je však dávají často dohromady a pak odvezou do Vyšních Lhot.<text:s/>KACPU vůbec neověřuje, zda se Romové chtějí rozdělit či ne, dělají to dobrovolníci, ale někdy mají pocit, že to stejně nikoho nezajímá.</text:p>
      <text:soft-page-break/>
      <text:p text:style-name="P83">V tuto chvíli to probíhá tak, že přijde skupina a počká venku. Nemůže jít dovnitř; děti nemohou do dětského koutku. Někteří policisté jsou hodní, i hasiči, ale mají krátké ruce.</text:p>
      <text:p text:style-name="P84">Nyní někdy přijímají žádosti i u lidí bez ubytování, jindy ale žádost o DO nepřijmou, dokud nemají ubytování zajištěno (je to v rozporu s metodikou NACPU).</text:p>
      <text:list text:style-name="LFO37" text:continue-numbering="true">
        <text:list-item>
          <text:p text:style-name="P85">Služby poskytované na KACPU</text:p>
        </text:list-item>
      </text:list>
      <text:p text:style-name="P86">Romové se k nim nedostanou,<text:s/>a když už je mohou využít, tak jedině s doprovodem policie, hasičů nebo někoho z dobrovolníků.</text:p>
      <text:list text:style-name="LFO37" text:continue-numbering="true">
        <text:list-item>
          <text:p text:style-name="P87"><text:span text:style-name="T88">Spolupráce</text:span><text:s/></text:p>
        </text:list-item>
      </text:list>
      <text:p text:style-name="P89">Dobrovolnice uvádí, že romské nevládní organizace zde nefungují, jen ona<text:s/>a další dobrovolníci (…),<text:s/>hasiči jsou rádi, že tu jsou.<text:s/>Dále zde působí ještě…, terénní pracovnice<text:s/>…</text:p>
      <text:list text:style-name="LFO37" text:continue-numbering="true">
        <text:list-item>
          <text:p text:style-name="P90"><text:span text:style-name="T91">Registrace/podání žádosti o DO</text:span><text:s/></text:p>
        </text:list-item>
      </text:list>
      <text:p text:style-name="P92">Na slovenských hranicích měli pohraničníci pouštět i bez dokladů a i bez osvědčení o humanitárním vstupu (asi 2-3 dny), proto někteří lidé nemají osvědčení o vstupu. Policie i OAMP tím<text:s/>ale<text:s/>podmiňují získání dočasné ochrany.</text:p>
      <text:list text:style-name="LFO37" text:continue-numbering="true">
        <text:list-item>
          <text:p text:style-name="P93"><text:span text:style-name="T94">Ubytování</text:span></text:p>
        </text:list-item>
      </text:list>
      <text:p text:style-name="P95">Paní<text:s/>Z<text:s/>uvádí, že Správa uprchlických zařízení (dále také „SUZ“)<text:s/>by měla zařizovat ubytování a pokud romští žadatelé ubytování nemají zařízeno, nemohou podat žádost a ani čekat uvnitř registračního centra. Zároveň, aby mohli být tito žadatelé ubytování např. ve Vyšních Lhotách, vyžaduje SUZ, aby tito cizinci měli už udělenou dočasnou ochranu a vyřízenou žádost o humanitární dávku. Což se jeví jako začarovaný kruh. Zástupkyně potvrzuje, že romští žadatelé nejsou vpouštěni dovnitř a nemohou podat žádost, pokud nemají zajištěné ubytování. Zároveň upozorňuje, že někteří držitelé dočasné ochrany už byli ubytování v Litvínově a ve Zbraslavi a museli odsud nedobrovolně odjet. Vše se mělo dít na pokyn hejtmanky, případně<text:s/>paní<text:s/>Ž<text:s/>(vedoucí krizového štábu magistrátu Prahy).<text:s/>Ta dokonce lidem při převozu lhala, že si jen jedou vyřídit dávky a vrátí se zpět.<text:s/>Přesun některých se však nepovedl a bydlí zpátky na Zbraslavi. Dobrovolnice poukazuje na neexistenci doprovodné asistence k ubytování, která by působila na místě a pomáhala zlepšit soužití romským a neromských lidí.<text:s/>Zároveň uvádí, že někteří Romové nechtějí být s ostatními Romy, ale chtějí bydlet na jiném místě a začlenit se do kolektivu.</text:p>
      <text:p text:style-name="P96">Pro Romy je těžké najít ubytování – pro bílé Ukrajince byty jsou, pro Romy ne.<text:s/>Ze začátku se i stávalo, že romské uprchlíky odvezli na domluvené ubytování, ale tam je nechtěli a museli se vrátit zpět. Hasiči se snaží, ale bylo by dobré, kdyby pro romské rodiny hledali ubytování ve spolupráci – například by ubytovatelům nabízeli asistenci<text:s/>při zabydlení romských uprchlíků, aby měli jistotu, že s ubytovanými lidmi někdo bude pracovat.</text:p>
      <text:p text:style-name="P97">Romští uprchlíci potřebují být ubytování v blízkosti nádraží – často čekají ještě na část rodiny, potřebují vědět, že se budou moci setkat, dopravit se k sobě.<text:s/>Proto třeba Vyšní Lhoty nebo Bělou opouštějí.<text:s/></text:p>
      <text:soft-page-break/>
      <text:p text:style-name="P98">O víkendu byla v Praze skupina chudých, nemajetných Romů, na KACPU je nevpustili (neměli doklad o přechodu hranic), nakonec přespali na nádraží. Jinak lidé, které nevpustí do KACPU, nemají kam jít.<text:s/></text:p>
      <text:list text:style-name="LFO37" text:continue-numbering="true">
        <text:list-item>
          <text:p text:style-name="P99"><text:span text:style-name="T100">Tlumočení</text:span></text:p>
        </text:list-item>
      </text:list>
      <text:p text:style-name="P101">O tlumočení se starají dobrovolníci z řad Romů z České republiky<text:s/>- tlumočí do romštiny a maďarštiny. Dobrovolnice uvádí, že tlumočníci fungující na KACPU nechtějí romským příchozím překládat.</text:p>
      <text:list text:style-name="LFO37" text:continue-numbering="true">
        <text:list-item>
          <text:p text:style-name="P102"><text:span text:style-name="T103">Dvojí občanství</text:span></text:p>
        </text:list-item>
      </text:list>
      <text:p text:style-name="P104">Zástupkyně romských dobrovolníků uvádí, že se to stalo; přijela skupina z Maďarska,<text:s/>požádala o humanitární dávku a hned po jejím obdržení odjela.<text:s/>Někteří mohli přespat ve stanech před registračním centrem, jiní museli spát venku.<text:s/>V Bělé Jezové mělo dojít i k zatčení za neoprávněné přijetí dávky, když se zjistilo, že má maďarské občanství. Vyvedli pak i zbytek rodiny a začali zjišťovat druhé občanství také u nich. Nikdo současně neposkytuje poradenství těm, kteří mají vedle ukrajinského občanství také maďarské – co jim vyplývá z občanství EU, na co mají v ČR nárok.<text:s/></text:p>
      <text:list text:style-name="LFO37" text:continue-numbering="true">
        <text:list-item>
          <text:p text:style-name="P105"><text:span text:style-name="T106">Provizorní stany</text:span></text:p>
        </text:list-item>
      </text:list>
      <text:p text:style-name="P107">Stany byly vyhřívané, i<text:s/>ty současné<text:s/>zbývající<text:s/>jsou, lidé tam mohou přespat. Dostávají jídlo, ale<text:s/>není<text:s/>se kde umýt. Současné dva červené stany.</text:p>
      <text:p text:style-name="P108">Dříve sem vozili dobrovolníci a aktivisté teplé jídlo, ale nyní to už kvůli hygieně není možné.<text:s/></text:p>
      <text:list text:style-name="LFO36" text:continue-numbering="true">
        <text:list-item>
          <text:p text:style-name="P109">HASIČI</text:p>
        </text:list-item>
      </text:list>
      <text:p text:style-name="Základnítext">V<text:s/>hasičů záchranné služby Prahy,<text:s/>V, nás provedl po celém centru a vysvětlil nám, jak co přesně tam funguje.<text:s/>Objektivně lze říci, že jde o propracovaný systém tak, aby vše probíhalo bez větších problémů.</text:p>
      <text:p text:style-name="Základnítext">V registračním centru fungují nejen klasické služby, ale i speciální. Mezi speciální služby patří magistrát. Ten například vyhledává specifické profese,<text:s/>jako jsou: učitelé, lékaři, zdravotní sestry. Mezi<text:s/>speciální<text:s/>služby navíc patří i ukrajinská ambasáda, kde si ukrajinští občané mohou vyřídit neodkladné náležitosti.</text:p>
      <text:list text:style-name="LFO38" text:continue-numbering="true">
        <text:list-item>
          <text:p text:style-name="P110"><text:span text:style-name="T111">Přístup/vstup do KACPU</text:span></text:p>
        </text:list-item>
      </text:list>
      <text:p text:style-name="P112">V<text:s/>hasičů nám podrobněji vysvětlil, jak funguje již zmíněná triáž. Na první úrovni se<text:s/>oddělí ti, co nejsou z Ukrajiny, měl na místo chodit kde kdo.<text:s/>Až u 20<text:s/>% lidí se ukáže,<text:s/>že na KACPU nepatří.<text:s/>Pokud osoba nemá nárok na dočasnou ochranu, tak se to zjistí nejčastěji právě u vstupu do KACPU. Je třeba vycházet z kapacity KACPU, není možné vpouštět všechny. Kapacita KACPU je odbavit 1000 lidí za den. V předchozím dni řešili 880 lidí, z toho 220 nebylo podle slov<text:s/>V<text:s/>vůbec uprchlíci.<text:s/>Druhá úroveň triáže zahrnuje kontrolu dokumentů cizineckou policí<text:s/>– zda mají ukrajinské doklady a potvrzení o přechodu hranic.<text:s/></text:p>
      <text:list text:style-name="LFO38" text:continue-numbering="true">
        <text:list-item>
          <text:p text:style-name="P113"><text:span text:style-name="T114">Registrace/podání žádosti na KACPU</text:span><text:s/></text:p>
        </text:list-item>
      </text:list>
      <text:p text:style-name="P115">Podat žádost o dočasnou ochranu je možné až po zajištění ubytování.<text:s/>Žádost tedy je podmíněna ubytováním. V centru však funguje i noční čekárna.</text:p>
      <text:soft-page-break/>
      <text:list text:style-name="LFO38" text:continue-numbering="true">
        <text:list-item>
          <text:p text:style-name="P116"><text:span text:style-name="T117">Ubytování</text:span><text:s/></text:p>
        </text:list-item>
      </text:list>
      <text:p text:style-name="P118">Třetí triáž zajišťují hasiči a rozdělují žadatele o dočasnou ochranu na dvě skupiny. Skupina, která má zajištěno ubytování,<text:s/>se přesouvá rovnou k registraci. Jedná se o nejkratší proceduru. Ti, co nemají zajištěno ubytování,<text:s/>se odebírají do speciální čekárny. Většinou se jedná o klienty se specifickými potřebami, např. mají kočky nebo psi, nebo jsou na vozíku. Někdy zajištění ubytování trvá déle (až dva dny). Bez adresy totiž není vízum, uvedl ředitel hasičů. V rámci centra funguje i noční čekárna. Čekající dostávají v pravidelných intervalech jídlo, k dispozici jsou všude plastové nádoby s vodou. Na cestu dostávají i balíček s jídlem. Až získají adresu ubytování, jdou podat žádost. Když se nenajde ubytování, může se i stát, že je pošlou do jiného kraje a tam je zaregistrují a zajistí jim ubytování. Hasiči je pak převáží autobusy.<text:s/></text:p>
      <text:p text:style-name="P119">Pokud cizinec odmítne nabídnuté ubytování, je v režimu ztráty nároku na ubytování. Udělá se o tom záznam, že odmítl.<text:s/></text:p>
      <text:p text:style-name="P120">Hasiči nabírají i kontrakty – kdy např. městská část v Praze shání učitele a nabízí takovému cizinci i byt.</text:p>
      <text:p text:style-name="P121">S Romy je problém – lžou hasičům (ohledně toho, kolik jich je; nebo obecně ohledně toho, jaké mají doklady – že mají maďarské). Několik romských skupin se podařilo umístit do ubytování. V současnosti není<text:s/>žádný komerční ubytovatel, který by chtěl ubytovat Romy. V tuhle chvíli je ubytovává pouze SUZ. V Litvínově byl ubytovatel, ale museli se přesunout. Romské skupiny jsou dle<text:s/>V<text:s/>hasičů velké skupiny, které se nechtějí rozdělit. <text:s/>Praha je pak kapacitně vyčerpaná. Obvykle dopoledne odváží příchozí do jiných krajů, kde je pro ně ještě možné sehnat ubytování. Bez toho by Praha nebyla schopná tento nápor zvládat.</text:p>
      <text:p text:style-name="P122">Ubytování se rekrutuje ze 4 hlavních skupin:</text:p>
      <text:p text:style-name="P123">1) kontakty magistrátu</text:p>
      <text:p text:style-name="P124">2) Ministerstvo vnitra<text:s/>(státní objekty)</text:p>
      <text:p text:style-name="P125">3) nouzová přístřeší – tělocvičny, sály – to nabízejí městské části Prahy, městská část zároveň nabízí integraci takovým osobám</text:p>
      <text:p text:style-name="P126">4) soukromé ubytování</text:p>
      <text:p text:style-name="P127">Někdy uvádějí, že mají ubytování sehnané, ale je to podezřelé – buď pochybná adresa (například se na dané adrese nenachází prostory k ubytování), nebo je to adresa již uvedená v systému a lze zjistit, že tam daná osoba ubytování zajištěné nemá. V takových případech ověřují, zda je ubytování opravdu zajištěno.</text:p>
      <text:p text:style-name="P128">Kulturně jsou dle<text:s/>V<text:s/>Romové někde úplně jinde. Stan jim vyhovuje. Mají tam volnost. Jsou nedělitelní, neubytovatelní. Jsou nečistotní, jejich hygienické návyky jsou katastrofální. Není možnost je vůbec uhlídat, už vůbec by to nebylo možné v budově. Neustále by jim pendlovali ven a dovnitř (například kvůli kouření). Proto je třeba, aby byli ve stanech. Je to „technologický ústupek“.<text:s/></text:p>
      <text:soft-page-break/>
      <text:p text:style-name="P129">V případě, že určí, že jsou daní Romové nerizikoví, pak jsou zařazeni do „normálního<text:s/>procesu“. Když se Romům někdo speciálně věnuje, nejlépe opět Romové, tak to dokáže někdy fungovat.</text:p>
      <text:p text:style-name="P130">Romům se vyplácí humanitární dávka, než odjíždí do SUZ. Z těchto humanitárních dávek si Romové přispívají na stravu.<text:s/>Aniž<text:s/>by Romům byla vyplacena humanitární dávka, nemohou odjet do SUZ.</text:p>
      <text:p text:style-name="P131">Jsou poznatky o tom, že v zahraničí přistupují úřady k Romům ještě výrazně přísněji.</text:p>
      <text:list text:style-name="LFO38" text:continue-numbering="true">
        <text:list-item>
          <text:p text:style-name="P132"><text:span text:style-name="T133">Služby poskytované na KACPU</text:span><text:s/></text:p>
        </text:list-item>
      </text:list>
      <text:p text:style-name="P134">V registračním centru služby fungují.<text:s/></text:p>
      <text:p text:style-name="P135">•<text:tab/>Cizinecká policie – provádí důkladnější kontrolu dokumentů, triáž</text:p>
      <text:p text:style-name="P136">•<text:tab/>Pořádková policie<text:s/></text:p>
      <text:p text:style-name="P137">•<text:tab/>Hasiči – zajišťují manažersky chod celého KACPU, obstarávají ubytování, dopravu uprchlíků</text:p>
      <text:p text:style-name="P138">•<text:tab/>zdravotní pojištění – 3 pojišťovny</text:p>
      <text:p text:style-name="P139">•<text:tab/>úřad práce – v podstatě informační funkce (kde jsou pobočky úřady, kde se vydává humanitární dávka, kde podat žádost o zaměstnání, přímo na KACPU není možné žádost podat)</text:p>
      <text:p text:style-name="P140">•<text:tab/>OSPOD – řeší NBD, potenciálně rizikové situace nezletilých</text:p>
      <text:p text:style-name="P141">•<text:tab/>Detašované pracoviště<text:s/>ukrajinské<text:s/>ambasády – řeší například zápis dětí do cestovních dokladů, to, že jen na KACPU pracoviště ambasády, je specialita Prahy</text:p>
      <text:p text:style-name="P142">•<text:tab/>Magistrát Prahy – vytipovávají se cizinci, se kterými je na místě od začátku úzce spolupracovat (učitelky, zdravotníci, atd..)</text:p>
      <text:p text:style-name="P143">•<text:tab/>Banky – místo pro zřízení bankovního účtu pro výplatu humanitární dávky</text:p>
      <text:p text:style-name="P144">•<text:tab/>Český červený kříž – řeší zdravotní problémy cizinců</text:p>
      <text:p text:style-name="P145">•<text:tab/>Iniciativa vraťme dětem úsměv – dětské koutky, starají se o děti (pohlídají), možnost získat oblečení</text:p>
      <text:p text:style-name="P146">•<text:tab/>Stánek pro zřízení SIM karty</text:p>
      <text:p text:style-name="P147">Existuje zde několik dětských koutků místnost pro kojící matky a pro přebalování, Červený kříž a sociální služby.<text:s/>Zároveň<text:s/>V<text:s/>hasičů uvedl, že asistenční centrum se nebude uzavírat i v případě, že jsou ubytovací kapacity naplněny. V tom případě se mohou žadatelé obrátit na jiné asistenční centrum nebo přijít jindy.<text:s/></text:p>
      <text:list text:style-name="LFO38" text:continue-numbering="true">
        <text:list-item>
          <text:p text:style-name="P148"><text:span text:style-name="T149">Provizorní stany</text:span></text:p>
        </text:list-item>
      </text:list>
      <text:p text:style-name="P150">Stany jsou v tuto chvíli dva<text:s/>- assesment centre a stan pro přespání. Do assesment centra chodí zástupci všech služeb a řeší situaci s Romy – mají za úkol zjistit, zda je skupina velká, zda se chce rozdělit a zda má nárok na dočasnou ochranu. Druhý stan funguje jako čekárna. Hasiči zastavili vstup pro všechny (Romy), dle vyjádření<text:s/>V<text:s/>hasičů, když by je totiž pustili dovnitř, tak chtějí například pořád chodit ven kouřit; trajdali by sem a tam. Děti jsou neuhlídatelné,<text:s/>jejich matky se o ně nestarají,<text:s/>a proto spí všichni ve stanu. Jídlo i pití mají v daný čas na příděl a mají tam i mycí boxy. Volný přístup k jídlu nemají z toho důvodu, že si jídla nevážili<text:s/>a většina pak skončila na zemi. Někteří z nich dělají bordel, ale je potřeba rozlišovat. Kdo jde dovnitř, záleží na okolnostech. Nerizikové skupiny přeřazují do standardního procesu.</text:p>
      <text:soft-page-break/>
      <text:p text:style-name="P151">Dříve podle něj přicházely i malé romské rodiny, se kterými nebyl problém, nyní jsou to velké skupiny.<text:s/></text:p>
      <text:list text:style-name="LFO38" text:continue-numbering="true">
        <text:list-item>
          <text:p text:style-name="P152"><text:span text:style-name="T153">Spolupráce</text:span></text:p>
        </text:list-item>
      </text:list>
      <text:p text:style-name="P154">Spolupráce funguje s Romodromem, který zabezpečuje specifické služby a s tlumočníky.<text:s/>Spolupráce s neziskovými organizacemi velmi pomáhá, zejména při počáteční komunikaci s romskými uprchlíky.<text:s/></text:p>
      <text:p text:style-name="P155">Ubytování je podmínkou toho, aby dotyčný získal vízum. Navíc pokud odmítne nabízené ubytování, nemůže se zaregistrovat.</text:p>
      <text:list text:style-name="LFO38" text:continue-numbering="true">
        <text:list-item>
          <text:p text:style-name="P156">Tlumočení</text:p>
        </text:list-item>
      </text:list>
      <text:p text:style-name="P157">Tlumočení prozatím zajišťují dobrovolníci, ale už jich chodí méně a začíná to být problém. S Magistrátem by ale mělo být dohodnuto, že poskytne finance na tlumočníky.<text:s/></text:p>
      <text:list text:style-name="LFO38" text:continue-numbering="true">
        <text:list-item>
          <text:p text:style-name="P158">Pomoc lidem, kteří se nemohou registrovat/nejsou vpuštěni na KACPU</text:p>
        </text:list-item>
      </text:list>
      <text:p text:style-name="P159">KACPU neřeší, netýká se to uprchlické krize. KACPU má pomoct<text:s/>uprchlíkům vybavit vše potřebné.</text:p>
      <text:list text:style-name="LFO36" text:continue-numbering="true">
        <text:list-item>
          <text:p text:style-name="P160">POLICIE</text:p>
        </text:list-item>
      </text:list>
      <text:p text:style-name="P161">Poslední setkání v registračním centru proběhlo s T<text:s/>cizinecké policie.<text:s/></text:p>
      <text:list text:style-name="LFO39" text:continue-numbering="true">
        <text:list-item>
          <text:p text:style-name="P162"><text:span text:style-name="T163">Přístup/vstup do KACPU</text:span></text:p>
        </text:list-item>
      </text:list>
      <text:p text:style-name="P164">T<text:s/>policie nám vysvětlil, jak funguje prověřování vstupu. Pokud má dotyčný jen občanský průkaz, měl by získat osvědčení o humanitárním vstupu. Zároveň uvedl, že ho někdo má a někdo ne. Ne vždy jim ho polská pohraniční stráž vydá. Zároveň uvedl konkrétní případ, kdy příchozí z Ukrajiny neměl ani cestovní doklad, ani toto osvědčení. Pokud cizinec trvá na tom, že mu žádost mají nabrat a uveden i konkrétní hraniční přechod, kde hranici překročil, tak<text:s/>se<text:s/>velitel může dožádat policie v Polsku, zda opravdu hranici překročil. V tomto konkrétním případě to tak udělal a polská policie mu sdělila, že dotyčný opravdu vstoupil. SMS o překročení hranic v tuto chvíli nestačí, berou ji ale jako podpůrnou věc, stejně jako jízdenky na jméno.</text:p>
      <text:list text:style-name="LFO39" text:continue-numbering="true">
        <text:list-item>
          <text:p text:style-name="P165"><text:span text:style-name="T166">Dvojí občanství</text:span><text:s/></text:p>
        </text:list-item>
      </text:list>
      <text:p text:style-name="P167">T<text:s/>uvedl, že neověřují plošně všechny ukrajinské Romy, ale jen pokud existují nějaké náznaky,<text:s/>např. mluví<text:s/>jen maďarsky. Pokud je potřeba ověřit dvojí občanství u maďarské strany, většinou to trvá déle, asi 2-3 dny, maximálně 9 dní.</text:p>
      <text:list text:style-name="LFO39" text:continue-numbering="true">
        <text:list-item>
          <text:p text:style-name="P168"><text:span text:style-name="T169">Určování zranitelnosti</text:span><text:s/></text:p>
        </text:list-item>
      </text:list>
      <text:p text:style-name="P170">Zranitelné osoby mají přednostní právo na registraci. V každém případě to jsou těhotné ženy, i matky s dětmi, ale<text:s/>když je většina příchozích matek s dětmi, těžko se dává přednost. Magistrát se na ně zaměřuje přímo na místě.<text:s/>T<text:s/>uvedl, že to, co vidí, to řeší. Někdy je ale těžké určit, že je osoba zranitelná, pokud je nemocná a nikomu to neřekne.<text:s/>Policie<text:s/>a OSPOD spolu spolupracují a řeší nezletilé bez doprovodu. Negramotnost –<text:s/>je<text:s/>nutné uvést, že někteří příchozí jsou negramotní a těžko se s nimi pracuje.<text:s/>Někdy třeba z dvacetičlenné skupiny umí jen jedna osoba číst a psát. Řešení takové skupiny pak zablokuje pracovníky KACPU na delší dobu.<text:s/></text:p>
      <text:soft-page-break/>
      <text:list text:style-name="LFO39" text:continue-numbering="true">
        <text:list-item>
          <text:p text:style-name="P171"><text:span text:style-name="T172">Personální kapacity</text:span></text:p>
        </text:list-item>
      </text:list>
      <text:p text:style-name="P173">T<text:s/>policie i hasičů uvedli, že jim chybí personální kapacity, že už jsou vyčerpaní a unavení a přitom se hodně snaží, aby vše fungovalo, jak mělo. Mají spousty hodin přesčasů, které jdou nad rámec zákona a které jim nikdo neproplatí. Zároveň fungují na směny, kdy se ještě snaží každý pokrýt svoje oficiální pracoviště. Mají možnost krizové intervence, ale nemají na nic moc čas.</text:p>
      <text:list text:style-name="LFO36" text:continue-numbering="true">
        <text:list-item>
          <text:p text:style-name="P174">OPU + INICIATIVA HLAVÁK</text:p>
        </text:list-item>
      </text:list>
      <text:p text:style-name="Základnítext">Poté jsme se přesunuli na hlavní nádraží v Praze, abychom se setkali se zástupci neziskového sektoru – Organizací pro pomoc uprchlíkům (dále také „OPU“) –<text:s/>P<text:s/>a<text:s/>Iniciativou Hlavák,<text:s/>R.</text:p>
      <text:p text:style-name="Základnítext">Hlavní nádraží funguje jako tranzitní místo podle preferencí. Někteří se vydávají dále do zahraničí, jiní se přesouvají na KACPU v Praze. Na nádraží funguje několik informačních stánků a zde možnost přespání. Vše je v rukou dobrovolníků.<text:s/></text:p>
      <text:p text:style-name="Základnítext"/>
      <text:list text:style-name="LFO39" text:continue-numbering="true">
        <text:list-item>
          <text:p text:style-name="P175"><text:span text:style-name="T176">Přístup/vstup do KACPU</text:span><text:s/></text:p>
        </text:list-item>
      </text:list>
      <text:p text:style-name="P177">Mezi KACPU a hlavním nádraží je špatná komunikace.<text:s/>Občas se stalo, že KACPU vydalo rozhodnutí, že jsou plní a nikoho dalšího do registrace nepřijmou.<text:s/>Zavírají údajně úplně, ale jen pro někoho. Během dne mohou zavolat na nádraží, že jsou<text:s/>plní a už<text:s/>nestíhají.<text:s/><text:s/>Hlavní problém má být podle zástupkyně OPU v triáži. Poté, co pošlou některé příchozí z Ukrajiny zaregistrovat se do registračního centra, tak se jim vrací bez jakéhokoliv potvrzení o tom, že by žádali o dočasnou ochranu. Neromští lidé z Ukrajiny se pak nikdy nevrací, kdežto romští ve většině případů.<text:s/>KACPU donutilo asi 180 romských uprchlíků odjet do Německa. Od KACPU šla informace, že<text:s/>tam sami<text:s/>chtějí. Oni však ve skutečnosti nechtěli. A značná část se jich do Prahy vzápětí vrátila z Domažlic.</text:p>
      <text:p text:style-name="P178"/>
      <text:list text:style-name="LFO39" text:continue-numbering="true">
        <text:list-item>
          <text:p text:style-name="P179"><text:span text:style-name="T180">Spolupráce</text:span><text:s/></text:p>
        </text:list-item>
      </text:list>
      <text:p text:style-name="P181">Probíhají pravidelné schůzky za účelem řešení situace na nádraží. Jejich účastníci jsou: Správa železnic, drážní hasiči, záchranná služba hl. města Prahy, zástupci magistrátu, polici, neziskový sektor, státní hasiči, České dráhy a ukrajinské velvyslanectví. Schůzky probíhají fyzicky dvakrát denně (8:30 a 18:00).<text:s/>Spolupráce s magistrátem funguje dobře, jen to trvá trochu déle, ale mají vše, co po nich požadují.</text:p>
      <text:p text:style-name="P182">Dříve fungovala mezi registračním centrem a hlavním nádraží kyvadlová doprava. S přestěhováním registračního centra bylo toto opatření zrušeno. Důvodem měly být peníze a infekční onemocnění (lidé by mohli nakazit řidiče autobusu). Proto teď s nimi dobrovolníci jezdí metrem.<text:s/></text:p>
      <text:p text:style-name="P183">OPU může KACPU kontaktovat pouze přes drážní hasiče.</text:p>
      <text:list text:style-name="LFO41" text:continue-numbering="true">
        <text:list-item>
          <text:p text:style-name="P184"><text:span text:style-name="T185">Registrace a podání žádosti o dočasnou ochranu</text:span><text:s/></text:p>
        </text:list-item>
      </text:list>
      <text:p text:style-name="P186">Žadatelé se často vracejí z KACPU, s tím, že je tam nechtějí mít, jsou to i větší skupiny i menší (např. 6 lidí). OPU si žadatele, kteří se vyskytují na hlavním nádraží,<text:s/>rozdělilo do 6<text:s/>skupin:</text:p>
      <text:list text:style-name="LFO42" text:continue-numbering="true">
        <text:list-item>
          <text:p text:style-name="P187">Ti, co nemají žádné doklady</text:p>
        </text:list-item>
        <text:list-item>
          <text:p text:style-name="P188">Ti, co nějaké doklady mají, ale nelze zjisti přechodové razítko z pasu a nelze stanovit, kdy přišli.</text:p>
        </text:list-item>
        <text:list-item>
          <text:p text:style-name="P189">Ti, co mají dvojí občanství</text:p>
        </text:list-item>
        <text:list-item>
          <text:p text:style-name="P190">Ti, co prošli KACPU, měli ubytování, ale opustili ho, protože jim nevyhovovalo, nebo je tam někdo fyzicky napadl nebo je někdo vyhodil. Vypadávají z dávek a jdou na hlavní nádraží.</text:p>
        </text:list-item>
        <text:list-item>
          <text:p text:style-name="P191">Ti, co se registrovali na jiném KACPU, ale přišli na nádraží do Prahy</text:p>
        </text:list-item>
        <text:list-item>
          <text:p text:style-name="P192">Ti, co se vrací ze západní Evropy.</text:p>
        </text:list-item>
      </text:list>
      <text:list text:style-name="LFO41" text:continue-numbering="true">
        <text:list-item>
          <text:p text:style-name="P193"><text:span text:style-name="T194">Dvojí občanství</text:span></text:p>
        </text:list-item>
      </text:list>
      <text:p text:style-name="P195">Lidé na hlavním nádraží nemají pravomoc kontrolovat doklady.<text:s/>Většinou zavolají cizineckou policii a tlumočníky a snaží se s nimi domluvit a<text:s/>vysvětlit jim, že v případě občanství EU, nemají nárok na dočasnou ochranu. Údajně ti, co<text:s/>mají maďarské občanství a<text:s/>jedou<text:s/>proto<text:s/>hledat ochranu v Maďarsku,<text:s/>tak Maďarsko jejich maďarské občanství ignoruje,<text:s/>na<text:s/>jeho<text:s/>území dostanou 10 denní víza. Vízový štítek jim vlepí do pasu a pak se vrací zpět do České republiky.<text:s/>Tento postup Maďarska prý potvrzuje i UNHCR.<text:s/></text:p>
      <text:p text:style-name="P196"/>
      <text:list text:style-name="LFO41" text:continue-numbering="true">
        <text:list-item>
          <text:p text:style-name="P197"><text:span text:style-name="T198">Materiální zajištění na hlavním nádraží</text:span></text:p>
        </text:list-item>
      </text:list>
      <text:p text:style-name="P199">Nádraží funguje 24/7. Je zde zajištěno stravování a nouzové ubytování, jsou zde i sprchy.<text:s/>Zásobování je však menší a menší, protože se rozhoduje podle toho, kolik lidí projde registračním centrem.<text:s/>Zbytek se řeší přes potravinovou banku.<text:s/>Mělo se jednat pouze o tranzitní místo, proto se počítalo se zajištěním jídla pouze po dobu několika hodin.<text:s/>Speciální výživa se neřeší vůbec.<text:s/>Fungují i noční vlaky, které večer přistaví České dráhy – nyní už to ale nechtějí platit, tak se neví, jak to bude fungovat dál.</text:p>
      <text:list text:style-name="LFO41" text:continue-numbering="true">
        <text:list-item>
          <text:p text:style-name="P200">Zástupkyně OPU poukázala na situaci, kdy je určenou, že ukrajinští příchozí mohou cestovat po České republice zdarma, ale ti, co jedou z hlavního nádraží např. na jiné KACPU nemohou cestovat zdarma. České dráhy jim lístek nevydají. Situaci řeší tak, že „kupují“ mezinárodní jízdenky, které jsou zdarma a posílají tak ukrajinské příchozí jen na KACPU, jejichž směrem vede cesta mezinárodního vlaku. Tedy, Ústí nad Labem a lístek mají do Drážďan, nebo jedou do Brna, protože leží na trase Budapešti.</text:p>
        </text:list-item>
        <text:list-item>
          <text:p text:style-name="P201">Další problém je, že není zajištěné zázemí pro lidi, kteří čekají na ověření nároku na DO nebo rozhodnutí.<text:s/></text:p>
        </text:list-item>
      </text:list>
      <text:p text:style-name="Základnítext">ZÁVĚRY</text:p>
      <text:list text:style-name="LFO44" text:continue-numbering="true">
        <text:list-item>
          <text:p text:style-name="P202">Podání žádosti o registraci je podmíněno zajištěným ubytováním. To je v rozporu s Lex Ukrajina a se smyslem dočasné ochrany. Ubytování<text:s/>pak<text:s/>není důvod pro nepřijatelnost žádosti a ani pro neudělení dočasné ochrany.<text:s/></text:p>
        </text:list-item>
        <text:list-item>
          <text:p text:style-name="P203">Osoby, které nemají nárok na dočasnou ochranu pro nepřijatelnost, nemohou žádost podat a<text:s/>nezískají žádné potvrzení o nepřijatelnosti.<text:s/></text:p>
        </text:list-item>
        <text:list-item>
          <text:p text:style-name="P204">Do registračního centra nejsou vpouštěni romští příchozí z Ukrajiny, protože se předpokládá, že<text:s/>se nebudou chovat slušně. Dovnitř mohou jen ve výjimečných případech a jedině s doprovodem.</text:p>
        </text:list-item>
        <text:list-item>
          <text:p text:style-name="P205">Nikdo neověřuje, zda jsou mezi Romy zranitelné osoby, zda se skupiny chtějí rozdělit či ne. Nikdo s nimi<text:s/>nekomunikuje.</text:p>
        </text:list-item>
        <text:list-item>
          <text:p text:style-name="P206">Problém s ubytovacími kapacitami.</text:p>
        </text:list-item>
        <text:list-item>
          <text:p text:style-name="P207">Kromě hlavního nádraží (OPU a Iniciativa Hlavák) a dobrovolníků není zajištěné žádné zázemí, podpora a pomoc pro lidi nesplňující nároky na DO či čekající na ověření podmínek pro DO (dvojí občanství, potvrzení o přechodu hranice), což může trvat několik dní.<text:s/></text:p>
        </text:list-item>
        <text:list-item>
          <text:p text:style-name="P208">Oceňujeme registrační centra, která jsou zařízená,<text:s/>jsou<text:s/>důstojná a nabízí rychlou registraci i další služby. Zároveň jsou však dostupné pouze některým příchozím.</text:p>
        </text:list-item>
        <text:list-item>
          <text:p text:style-name="P209">Chápeme přetíženost a vytíženost pracovníků registračního centra.</text:p>
        </text:list-item>
      </text:list>
      <text:p text:style-name="Základnítext"/>
      <text:p text:style-name="Základnítext">Zapsala. JUDr. Veronika Víchová</text:p>
      <text:p text:style-name="Základnítext">Souhlasí: Mgr. Jana Gregorová, ředitelka právní sekce</text:p>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5pt" style:font-size-asian="11.5pt" style:font-size-complex="11.5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top="0.1388in" fo:margin-bottom="0.1388in" fo:line-height="105%"/>
      <style:text-properties fo:font-weight="bold" style:font-weight-asian="bold" fo:color="#008576" fo:font-size="12pt" style:font-size-asian="12pt" style:font-size-complex="13pt" fo:hyphenate="false"/>
    </style:style>
    <style:style style:name="Nadpis2" style:display-name="Nadpis 2" style:family="paragraph" style:parent-style-name="Nadpis1" style:next-style-name="Základnítext" style:default-outline-level="2">
      <style:text-properties style:use-window-font-color="true" fo:font-size="11.5pt" style:font-size-asian="11.5pt"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asian="Calibri" style:language-asian="en" style:country-asian="US" fo:hyphenate="false"/>
    </style:style>
    <style:style style:name="Standardnípísmoodstavce" style:display-name="Standardní písmo odstavce" style:family="text"/>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podpis" style:display-name="podpis" style:family="paragraph" style:parent-style-name="Normální">
      <style:paragraph-properties fo:text-align="center" fo:line-height="105%" fo:margin-left="2.1659in">
        <style:tab-stops/>
      </style:paragraph-properties>
      <style:text-properties style:font-name-asian="Calibri" style:font-name-complex="Arial" style:font-size-complex="11pt"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style:font-name-asian="Times New Roman" fo:font-size="9pt" style:font-size-asian="9pt" style:font-size-complex="12pt" fo:hyphenate="false"/>
    </style:style>
    <style:style style:name="Značkapozn.podčarou" style:display-name="Značka pozn. pod čarou" style:family="text">
      <style:text-properties style:font-name="Calibri"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fo:color="#008576" style:text-underline-type="single" style:text-underline-style="solid" style:text-underline-width="auto" style:text-underline-mode="continuous"/>
    </style:style>
    <style:style style:name="kubikova" style:display-name="kubikova" style:family="text">
      <style:text-properties style:font-name="Trebuchet MS" fo:font-weight="normal" style:font-weight-asian="normal" style:font-weight-complex="normal" fo:font-style="normal" style:font-style-asian="normal" style:font-style-complex="normal" style:text-line-through-type="none" fo:color="#808000" fo:font-size="11pt" style:font-size-asian="11pt" style:font-size-complex="11pt" style:text-underline-type="none"/>
    </style:style>
    <style:style style:name="Silné" style:display-name="Silné" style:family="text" style:parent-style-name="Standardnípísmoodstavce">
      <style:text-properties fo:font-weight="bold" style:font-weight-asian="bold" style:font-weight-complex="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Nadpis5Char" style:display-name="Nadpis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Zdůraznění" style:display-name="Zdůraznění" style:family="text" style:parent-style-name="Standardnípísmoodstavce">
      <style:text-properties fo:font-style="italic" style:font-style-asian="italic" style:font-style-complex="italic"/>
    </style:style>
    <style:style style:name="ZákladnítextChar" style:display-name="Základní text Char" style:family="text" style:parent-style-name="Standardnípísmoodstavce">
      <style:text-properties style:font-name-asian="Calibri" style:language-asian="en" style:country-asian="US"/>
    </style:style>
    <style:style style:name="Textpozn.podčarouChar" style:display-name="Text pozn. pod čarou Char" style:family="text">
      <style:text-properties fo:font-size="9pt" style:font-size-asian="9pt" style:font-size-complex="12pt" style:language-asian="en" style:country-asian="US"/>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Nadpis1Char" style:display-name="Nadpis 1 Char" style:family="text">
      <style:text-properties style:font-name-asian="Calibri" fo:font-weight="bold" style:font-weight-asian="bold" fo:color="#008576" fo:font-size="12pt" style:font-size-asian="12pt" style:font-size-complex="13pt" style:language-asian="en" style:country-asian="US"/>
    </style:style>
    <style:style style:name="Seznam" style:display-name="Seznam" style:family="paragraph" style:parent-style-name="Základnítext" style:list-style-name="LFO32">
      <style:paragraph-properties fo:margin-top="0.0833in"/>
      <style:text-properties style:font-name-asian="Calibri" style:font-size-complex="11pt" fo:hyphenate="false"/>
    </style:style>
    <style:style style:name="ZáhlavíChar" style:display-name="Záhlaví Char" style:family="text">
      <style:text-properties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2pt" style:font-size-asian="12pt" style:font-size-complex="12pt"/>
    </style:style>
    <style:style style:name="Číslovanýseznam" style:display-name="Číslovaný seznam" style:family="paragraph" style:parent-style-name="Normální" style:list-style-name="LFO30">
      <style:paragraph-properties fo:margin-top="0.0833in" fo:margin-bottom="0.0833in" fo:line-height="105%"/>
      <style:text-properties fo:hyphenate="false"/>
    </style:style>
    <style:style style:name="kontakt" style:display-name="kontakt" style:family="paragraph" style:parent-style-name="Normální">
      <style:paragraph-properties fo:line-height="105%"/>
      <style:text-properties style:font-name-asian="Calibri" style:font-name-complex="Tahoma"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pt" style:font-size-asian="10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pt" style:font-size-asian="10pt" fo:hyphenate="false"/>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style>
    <style:style style:name="Příloha" style:display-name="Příloha" style:family="paragraph" style:parent-style-name="Normální">
      <style:text-properties fo:font-weight="bold" style:font-weight-asian="bold" fo:color="#008576" fo:hyphenate="false"/>
    </style:style>
    <style:style style:name="Základnítextodsazený2" style:display-name="Základní text odsazený 2" style:family="paragraph" style:parent-style-name="Normální">
      <style:paragraph-properties fo:margin-bottom="0.0833in" fo:line-height="200%" fo:margin-left="0.1965in">
        <style:tab-stops/>
      </style:paragraph-properties>
      <style:text-properties fo:hyphenate="false"/>
    </style:style>
    <style:style style:name="Základnítextodsazený2Char" style:display-name="Základní text odsazený 2 Char" style:family="text" style:parent-style-name="Standardnípísmoodstavce">
      <style:text-properties style:font-name="Calibri" fo:font-size="11pt" style:font-size-asian="11pt" style:font-size-complex="12pt"/>
    </style:style>
    <style:style style:name="zasprávnost" style:display-name="za správnost" style:family="paragraph" style:parent-style-name="Základnítext">
      <style:paragraph-properties fo:margin-top="0.1666in" fo:margin-bottom="0in"/>
      <style:text-properties style:font-size-complex="10pt" fo:hyphenate="false"/>
    </style:style>
    <style:style style:name="Základnítext2" style:display-name="Základní text 2" style:family="paragraph" style:parent-style-name="Normální">
      <style:paragraph-properties fo:margin-bottom="0.0833in" fo:line-height="200%"/>
      <style:text-properties fo:hyphenate="false"/>
    </style:style>
    <style:style style:name="Základnítext2Char" style:display-name="Základní text 2 Char" style:family="text" style:parent-style-name="Standardnípísmoodstavce">
      <style:text-properties style:font-name="Calibri" fo:font-size="11pt" style:font-size-asian="11pt" style:font-size-complex="12pt"/>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fo:font-size="11pt" style:font-size-asian="11pt" style:font-size-complex="12pt"/>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asian="Calibri" fo:font-size="11pt" style:font-size-asian="11pt" style:font-size-complex="11pt"/>
    </style:style>
    <style:style style:name="Nadpis2Char" style:display-name="Nadpis 2 Char" style:family="text" style:parent-style-name="Nadpis1Char">
      <style:text-properties style:font-name-asian="Calibri" fo:font-weight="bold" style:font-weight-asian="bold" fo:color="#008576" fo:font-size="12pt" style:font-size-asian="12pt" style:font-size-complex="13pt" style:language-asian="en" style:country-asian="US"/>
    </style:style>
    <style:style style:name="Číslovanýseznam2" style:display-name="Číslovaný seznam 2" style:family="paragraph" style:parent-style-name="Číslovanýseznam" style:list-style-name="LFO31">
      <style:text-properties fo:hyphenate="false"/>
    </style:style>
    <style:style style:name="Tučnákurzíva" style:display-name="Tučná kurzíva" style:family="text" style:parent-style-name="Standardnípísmoodstavce">
      <style:text-properties fo:font-weight="bold" style:font-weight-asian="bold" fo:font-style="italic" style:font-style-asian="italic"/>
    </style:style>
    <style:style style:name="Datum" style:display-name="Datum" style:family="paragraph" style:parent-style-name="Normální" style:next-style-name="Normální">
      <style:paragraph-properties fo:margin-left="3.9375in">
        <style:tab-stops/>
      </style:paragraph-properties>
      <style:text-properties style:font-name-asian="Times New Roman" style:font-size-complex="12pt" style:language-asian="cs" style:country-asian="CZ" fo:hyphenate="false"/>
    </style:style>
    <style:style style:name="DatumChar" style:display-name="Datum Char" style:family="text" style:parent-style-name="Standardnípísmoodstavce">
      <style:text-properties style:font-size-complex="12pt"/>
    </style:style>
    <style:style style:name="pokyny" style:display-name="pokyny" style:family="text" style:parent-style-name="Standardnípísmoodstavce">
      <style:text-properties fo:color="#FF0000"/>
    </style:style>
    <style:style style:name="Odstavecseseznamem" style:display-name="Odstavec se seznamem" style:family="paragraph" style:parent-style-name="Normální">
      <style:paragraph-properties fo:margin-bottom="0.1111in" fo:line-height="107%" fo:margin-left="0.5in">
        <style:tab-stops/>
      </style:paragraph-properties>
      <style:text-properties style:font-name="Calibri" style:font-name-complex="Times New Roman" fo:font-size="11pt" style:font-size-asian="11pt" style:font-size-complex="11pt" fo:hyphenate="false"/>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Arial" fo:font-weight="normal" style:font-weight-asian="normal" fo:font-style="normal" style:font-style-asian="normal" fo:font-size="12pt" style:font-size-asian="12pt"/>
    </style:style>
    <style:style style:name="WW_CharLFO6LVL1" style:family="text">
      <style:text-properties fo:font-weight="bold" style:font-weight-asian="bold"/>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Arial" fo:font-weight="normal" style:font-weight-asian="normal" fo:font-style="normal" style:font-style-asian="normal" fo:font-size="12pt" style:font-size-asian="12pt"/>
    </style:style>
    <style:style style:name="WW_CharLFO13LVL1" style:family="text">
      <style:text-properties fo:font-size="12pt" style:font-size-asian="12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emphasize="none"/>
    </style:style>
    <text:list-style style:name="LFO30">
      <text:list-level-style-number text:level="1" style:num-prefix="("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1LVL1" style:family="text">
      <style:text-properties style:font-name="Calibri" fo:font-weight="normal" style:font-weight-asian="normal" fo:font-style="normal" style:font-style-asian="normal" fo:font-size="11.5pt" style:font-size-asian="11.5pt" style:font-size-complex="11.5pt"/>
    </style:style>
    <text:list-style style:name="LFO31">
      <text:list-level-style-number text:level="1" text:style-name="WW_CharLFO31LVL1" style:num-prefix="(" style:num-suffix=")" style:num-format="A" style:num-letter-sync="true">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LFO32">
      <text:list-level-style-bullet text:level="1" text:style-name="WW_CharLFO32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bullet text:level="1" text:style-name="WW_CharLFO16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39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39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39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39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39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39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39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39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181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4923in"/>
      </style:footer-style>
    </style:page-layout>
    <style:style style:name="P2" style:parent-style-name="kontakt" style:family="paragraph">
      <style:paragraph-properties fo:text-align="end">
        <style:tab-stops>
          <style:tab-stop style:type="left" style:position="5.5125in"/>
        </style:tab-stops>
      </style:paragraph-properties>
    </style:style>
    <style:style style:name="T3" style:parent-style-name="Standardnípísmoodstavce" style:family="text">
      <style:text-properties style:language-asian="cs" style:country-asian="CZ"/>
    </style:style>
    <style:style style:name="TableColumn5" style:family="table-column">
      <style:table-column-properties style:column-width="5.9055in"/>
    </style:style>
    <style:style style:name="Table4" style:family="table">
      <style:table-properties style:width="5.9055in" fo:margin-left="0in" table:align="left"/>
    </style:style>
    <style:style style:name="TableRow6" style:family="table-row">
      <style:table-row-properties/>
    </style:style>
    <style:style style:name="TableCell7" style:family="table-cell">
      <style:table-cell-properties fo:border="none" style:writing-mode="lr-tb" fo:padding-top="0in" fo:padding-left="0in" fo:padding-bottom="0in" fo:padding-right="0in"/>
    </style:style>
    <style:style style:name="TableRow8" style:family="table-row">
      <style:table-row-properties/>
    </style:style>
    <style:style style:name="TableCell9" style:family="table-cell">
      <style:table-cell-properties fo:border="none" style:writing-mode="lr-tb" fo:padding-top="0in" fo:padding-left="0in" fo:padding-bottom="0in" fo:padding-right="0in"/>
    </style:style>
    <style:style style:name="P10" style:parent-style-name="Zápatí" style:family="paragraph">
      <style:text-properties fo:font-size="3pt" style:font-size-asian="3pt" style:font-size-complex="3pt"/>
    </style:style>
    <style:style style:family="graphic" style:name="a0" style:parent-style-name="Graphics">
      <style:graphic-properties fo:border="0.01042in none" fo:background-color="transparent" style:wrap="run-through" style:run-through="foreground" fo:clip="rect(0in, 0in, 0in, 0in)" style:horizontal-rel="page" style:vertical-rel="page" style:horizontal-pos="from-left" style:vertical-pos="from-top"/>
    </style:style>
  </office:automatic-styles>
  <office:master-styles>
    <style:master-page style:name="MP0" style:page-layout-name="PL0">
      <style:footer>
        <text:p text:style-name="P2"><text:page-number text:fixed="false">8</text:page-number></text:p>
      </style:footer>
    </style:master-page>
    <style:master-page style:next-style-name="MP0" style:name="MPF0" style:page-layout-name="PL0">
      <style:header>
        <text:p text:style-name="Normální"><text:span text:style-name="T3"><draw:frame draw:z-index="251658240" draw:style-name="a0" draw:name="Obrázek 2" text:anchor-type="paragraph" svg:x="0.45694in" svg:y="0.45694in" svg:width="2.28346in" svg:height="0.57087in" style:rel-width="scale" style:rel-height="scale"><draw:image xlink:href="media/image1.jpeg" xlink:type="simple" xlink:show="embed" xlink:actuate="onLoad"/><svg:title/><svg:desc>S:\Sektretariát VOP a ZVOP\VIZUÁLNÍ STYL (loga, šablony)\Logo\1) Ombudsman\ombudsman_logo.jpg</svg:desc></draw:frame></text:span></text:p>
      </style:header>
      <style:footer>
        <table:table table:style-name="Table4">
          <table:table-columns>
            <table:table-column table:style-name="TableColumn5"/>
          </table:table-columns>
          <table:table-row table:style-name="TableRow6">
            <table:table-cell table:style-name="TableCell7">
              <text:p text:style-name="kontakt">Veřejný<text:s/>ochránce práv, Údolní 39, 602 00 Brno</text:p>
            </table:table-cell>
          </table:table-row>
          <table:table-row table:style-name="TableRow8">
            <table:table-cell table:style-name="TableCell9">
              <text:p text:style-name="kontakt"><text:a xlink:href="https://www.ochrance.cz/" office:target-frame-name="_top" xlink:show="replace"><text:span text:style-name="Hypertextovýodkaz">www.ochrance.cz</text:span></text:a><text:s/>|<text:s/><text:a xlink:href="mailto:podatelna@ochrance.cz" office:target-frame-name="_top" xlink:show="replace"><text:span text:style-name="Hypertextovýodkaz">podatelna@ochrance.cz</text:span></text:a><text:s/>| (+420) 542 542 888<text:s/>–<text:s/>infolinka<text:s/>každý pracovní den<text:s/>8:00–16:00 hodin</text:p>
            </table:table-cell>
          </table:table-row>
        </table:table>
        <text:p text:style-name="P1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meta:initial-creator>Glozygová Michaela, Mgr.</meta:initial-creator>
    <dc:creator>Bádrová Pavlína, Mgr.</dc:creator>
    <meta:creation-date>2024-08-20T09:17:00Z</meta:creation-date>
    <dc:date>2024-08-20T09:17:00Z</dc:date>
    <meta:print-date>2022-05-03T08:15:00Z</meta:print-date>
    <meta:template xlink:href="Normal" xlink:type="simple"/>
    <meta:editing-cycles>2</meta:editing-cycles>
    <meta:editing-duration>PT0S</meta:editing-duration>
    <meta:user-defined meta:name="ContentTypeId">0x010100D3A71DC738674B4893D02C4CA0E22FAC</meta:user-defined>
    <meta:document-statistic meta:page-count="13" meta:paragraph-count="67" meta:word-count="4923" meta:character-count="33904" meta:row-count="242" meta:non-whitespace-character-count="29048"/>
  </office:meta>
</office:document-meta>
</file>